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85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  <style:map style:condition="cell-content-is-between(0.98,1.02)" style:apply-style-name="Untitled1" style:base-cell-address="pathway_params.K2"/>
    </style:style>
  </office:automatic-styles>
  <office:body>
    <office:spreadsheet>
      <table:calculation-settings table:automatic-find-labels="false"/>
      <table:table table:name="pathway_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athwayLabel</text:p>
          </table:table-cell>
          <table:table-cell office:value-type="string" calcext:value-type="string">
            <text:p>p_A</text:p>
          </table:table-cell>
          <table:table-cell office:value-type="string" calcext:value-type="string">
            <text:p>mu_A</text:p>
          </table:table-cell>
          <table:table-cell office:value-type="string" calcext:value-type="string">
            <text:p>sigma_A</text:p>
          </table:table-cell>
          <table:table-cell office:value-type="string" calcext:value-type="string">
            <text:p>activeFraction</text:p>
          </table:table-cell>
          <table:table-cell/>
          <table:table-cell office:value-type="string" calcext:value-type="string">
            <text:p>morpho_assoc</text:p>
          </table:table-cell>
          <table:table-cell office:value-type="string" calcext:value-type="string">
            <text:p>pP_A</text:p>
          </table:table-cell>
          <table:table-cell office:value-type="string" calcext:value-type="string">
            <text:p>pMu_A</text:p>
          </table:table-cell>
          <table:table-cell/>
          <table:table-cell table:style-name="Default" office:value-type="string" calcext:value-type="string">
            <text:p>pA ratio</text:p>
          </table:table-cell>
          <table:table-cell table:style-name="Default" office:value-type="string" calcext:value-type="string">
            <text:p>muA_ratio</text:p>
          </table:table-cell>
        </table:table-row>
        <table:table-row table:style-name="ro1">
          <table:table-cell office:value-type="string" calcext:value-type="string">
            <text:p>L1_SLAC-&gt;L1_SLAC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3.91333" calcext:value-type="float">
            <text:p>3.91333</text:p>
          </table:table-cell>
          <table:table-cell office:value-type="float" office:value="0.978333" calcext:value-type="float">
            <text:p>0.978333</text:p>
          </table:table-cell>
          <table:table-cell office:value-type="float" office:value="0.0521088" calcext:value-type="float">
            <text:p>0.0521088</text:p>
          </table:table-cell>
          <table:table-cell/>
          <table:table-cell office:value-type="string" calcext:value-type="string">
            <text:p>L1_SLAC&gt;L1_SLAC</text:p>
          </table:table-cell>
          <table:table-cell office:value-type="float" office:value="0.56683195" calcext:value-type="float">
            <text:p>0.56683195</text:p>
          </table:table-cell>
          <table:table-cell office:value-type="float" office:value="3.91333" calcext:value-type="float">
            <text:p>3.91333</text:p>
          </table:table-cell>
          <table:table-cell/>
          <table:table-cell table:formula="of:=[.H2]/[.B2]" office:value-type="float" office:value="0.999999911790442" calcext:value-type="float">
            <text:p>0.9999999118</text:p>
          </table:table-cell>
          <table:table-cell table:formula="of:=[.I2]/[.C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-&gt;L23_MC</text:p>
          </table:table-cell>
          <table:table-cell office:value-type="float" office:value="0.538552" calcext:value-type="float">
            <text:p>0.538552</text:p>
          </table:table-cell>
          <table:table-cell office:value-type="float" office:value="6.16699" calcext:value-type="float">
            <text:p>6.16699</text:p>
          </table:table-cell>
          <table:table-cell office:value-type="float" office:value="1.54175" calcext:value-type="float">
            <text:p>1.54175</text:p>
          </table:table-cell>
          <table:table-cell office:value-type="float" office:value="0.0520339" calcext:value-type="float">
            <text:p>0.0520339</text:p>
          </table:table-cell>
          <table:table-cell/>
          <table:table-cell office:value-type="string" calcext:value-type="string">
            <text:p>L1_SLAC&gt;L23_MC</text:p>
          </table:table-cell>
          <table:table-cell office:value-type="float" office:value="0.5385515" calcext:value-type="float">
            <text:p>0.5385515</text:p>
          </table:table-cell>
          <table:table-cell office:value-type="float" office:value="6.166992" calcext:value-type="float">
            <text:p>6.166992</text:p>
          </table:table-cell>
          <table:table-cell/>
          <table:table-cell table:formula="of:=[.H3]/[.B3]" office:value-type="float" office:value="0.999999071584545" calcext:value-type="float">
            <text:p>0.9999990716</text:p>
          </table:table-cell>
          <table:table-cell table:formula="of:=[.I3]/[.C3]" office:value-type="float" office:value="1.00000032430732" calcext:value-type="float">
            <text:p>1.0000003243</text:p>
          </table:table-cell>
        </table:table-row>
        <table:table-row table:style-name="ro1">
          <table:table-cell office:value-type="string" calcext:value-type="string">
            <text:p>L1_SLAC-&gt;L23_PC</text:p>
          </table:table-cell>
          <table:table-cell office:value-type="float" office:value="0.55628" calcext:value-type="float">
            <text:p>0.55628</text:p>
          </table:table-cell>
          <table:table-cell office:value-type="float" office:value="4.40552" calcext:value-type="float">
            <text:p>4.40552</text:p>
          </table:table-cell>
          <table:table-cell office:value-type="float" office:value="1.10138" calcext:value-type="float">
            <text:p>1.10138</text:p>
          </table:table-cell>
          <table:table-cell office:value-type="float" office:value="0.0520192" calcext:value-type="float">
            <text:p>0.0520192</text:p>
          </table:table-cell>
          <table:table-cell/>
          <table:table-cell office:value-type="string" calcext:value-type="string">
            <text:p>L1_SLAC&gt;L23_PC</text:p>
          </table:table-cell>
          <table:table-cell office:value-type="float" office:value="0.55628014" calcext:value-type="float">
            <text:p>0.55628014</text:p>
          </table:table-cell>
          <table:table-cell office:value-type="float" office:value="4.4055176" calcext:value-type="float">
            <text:p>4.4055176</text:p>
          </table:table-cell>
          <table:table-cell/>
          <table:table-cell table:formula="of:=[.H4]/[.B4]" office:value-type="float" office:value="1.00000025167182" calcext:value-type="float">
            <text:p>1.0000002517</text:p>
          </table:table-cell>
          <table:table-cell table:formula="of:=[.I4]/[.C4]" office:value-type="float" office:value="0.999999455228894" calcext:value-type="float">
            <text:p>0.9999994552</text:p>
          </table:table-cell>
        </table:table-row>
        <table:table-row table:style-name="ro1">
          <table:table-cell office:value-type="string" calcext:value-type="string">
            <text:p>L1_SLAC-&gt;L4_MC</text:p>
          </table:table-cell>
          <table:table-cell office:value-type="float" office:value="0.601196" calcext:value-type="float">
            <text:p>0.601196</text:p>
          </table:table-cell>
          <table:table-cell office:value-type="float" office:value="3.09548" calcext:value-type="float">
            <text:p>3.09548</text:p>
          </table:table-cell>
          <table:table-cell office:value-type="float" office:value="0.773871" calcext:value-type="float">
            <text:p>0.773871</text:p>
          </table:table-cell>
          <table:table-cell office:value-type="float" office:value="0.0553913" calcext:value-type="float">
            <text:p>0.0553913</text:p>
          </table:table-cell>
          <table:table-cell/>
          <table:table-cell office:value-type="string" calcext:value-type="string">
            <text:p>L1_SLAC&gt;L4_MC</text:p>
          </table:table-cell>
          <table:table-cell office:value-type="float" office:value="0.6011963" calcext:value-type="float">
            <text:p>0.6011963</text:p>
          </table:table-cell>
          <table:table-cell office:value-type="float" office:value="3.0954823" calcext:value-type="float">
            <text:p>3.0954823</text:p>
          </table:table-cell>
          <table:table-cell/>
          <table:table-cell table:formula="of:=[.H5]/[.B5]" office:value-type="float" office:value="1.00000049900532" calcext:value-type="float">
            <text:p>1.000000499</text:p>
          </table:table-cell>
          <table:table-cell table:formula="of:=[.I5]/[.C5]" office:value-type="float" office:value="1.00000074301885" calcext:value-type="float">
            <text:p>1.000000743</text:p>
          </table:table-cell>
        </table:table-row>
        <table:table-row table:style-name="ro1">
          <table:table-cell office:value-type="string" calcext:value-type="string">
            <text:p>L1_SLAC-&gt;L4_PC</text:p>
          </table:table-cell>
          <table:table-cell office:value-type="float" office:value="0.629883" calcext:value-type="float">
            <text:p>0.629883</text:p>
          </table:table-cell>
          <table:table-cell office:value-type="float" office:value="2.75833" calcext:value-type="float">
            <text:p>2.75833</text:p>
          </table:table-cell>
          <table:table-cell office:value-type="float" office:value="0.689584" calcext:value-type="float">
            <text:p>0.689584</text:p>
          </table:table-cell>
          <table:table-cell office:value-type="float" office:value="0.052071" calcext:value-type="float">
            <text:p>0.052071</text:p>
          </table:table-cell>
          <table:table-cell/>
          <table:table-cell office:value-type="string" calcext:value-type="string">
            <text:p>L1_SLAC&gt;L4_PC</text:p>
          </table:table-cell>
          <table:table-cell office:value-type="float" office:value="0.6298828" calcext:value-type="float">
            <text:p>0.6298828</text:p>
          </table:table-cell>
          <table:table-cell office:value-type="float" office:value="2.7583342" calcext:value-type="float">
            <text:p>2.7583342</text:p>
          </table:table-cell>
          <table:table-cell/>
          <table:table-cell table:formula="of:=[.H6]/[.B6]" office:value-type="float" office:value="0.999999682480715" calcext:value-type="float">
            <text:p>0.9999996825</text:p>
          </table:table-cell>
          <table:table-cell table:formula="of:=[.I6]/[.C6]" office:value-type="float" office:value="1.00000152266045" calcext:value-type="float">
            <text:p>1.0000015227</text:p>
          </table:table-cell>
        </table:table-row>
        <table:table-row table:style-name="ro1">
          <table:table-cell office:value-type="string" calcext:value-type="string">
            <text:p>L1_SLAC-&gt;L5_M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7]/[.B7]" office:value-type="float" office:value="-0" calcext:value-type="float">
            <text:p>0</text:p>
          </table:table-cell>
          <table:table-cell table:formula="of:=[.I7]/[.C7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1_SLAC-&gt;L5_TTPC1</text:p>
          </table:table-cell>
          <table:table-cell office:value-type="float" office:value="0.556389" calcext:value-type="float">
            <text:p>0.556389</text:p>
          </table:table-cell>
          <table:table-cell office:value-type="float" office:value="4.40039" calcext:value-type="float">
            <text:p>4.40039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0520129" calcext:value-type="float">
            <text:p>0.0520129</text:p>
          </table:table-cell>
          <table:table-cell/>
          <table:table-cell office:value-type="string" calcext:value-type="string">
            <text:p>L1_SLAC&gt;L5_TTPC1</text:p>
          </table:table-cell>
          <table:table-cell office:value-type="float" office:value="0.55638915" calcext:value-type="float">
            <text:p>0.55638915</text:p>
          </table:table-cell>
          <table:table-cell office:value-type="float" office:value="4.4003906" calcext:value-type="float">
            <text:p>4.4003906</text:p>
          </table:table-cell>
          <table:table-cell/>
          <table:table-cell table:formula="of:=[.H8]/[.B8]" office:value-type="float" office:value="1.00000026959555" calcext:value-type="float">
            <text:p>1.0000002696</text:p>
          </table:table-cell>
          <table:table-cell table:formula="of:=[.I8]/[.C8]" office:value-type="float" office:value="1.00000013635155" calcext:value-type="float">
            <text:p>1.0000001364</text:p>
          </table:table-cell>
        </table:table-row>
        <table:table-row table:style-name="ro1">
          <table:table-cell office:value-type="string" calcext:value-type="string">
            <text:p>L1_SLAC-&gt;L6_M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9]/[.B9]" office:value-type="float" office:value="-0" calcext:value-type="float">
            <text:p>0</text:p>
          </table:table-cell>
          <table:table-cell table:formula="of:=[.I9]/[.C9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1_SLAC-&gt;L6_TPC_L1</text:p>
          </table:table-cell>
          <table:table-cell office:value-type="float" office:value="0.730713" calcext:value-type="float">
            <text:p>0.730713</text:p>
          </table:table-cell>
          <table:table-cell office:value-type="float" office:value="2.23071" calcext:value-type="float">
            <text:p>2.23071</text:p>
          </table:table-cell>
          <table:table-cell office:value-type="float" office:value="0.557678" calcext:value-type="float">
            <text:p>0.557678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L1_SLAC&gt;L6_TPC_L1</text:p>
          </table:table-cell>
          <table:table-cell office:value-type="float" office:value="0.7307129" calcext:value-type="float">
            <text:p>0.7307129</text:p>
          </table:table-cell>
          <table:table-cell office:value-type="float" office:value="2.230713" calcext:value-type="float">
            <text:p>2.230713</text:p>
          </table:table-cell>
          <table:table-cell/>
          <table:table-cell table:formula="of:=[.H10]/[.B10]" office:value-type="float" office:value="0.999999863147364" calcext:value-type="float">
            <text:p>0.9999998631</text:p>
          </table:table-cell>
          <table:table-cell table:formula="of:=[.I10]/[.C10]" office:value-type="float" office:value="1.00000134486329" calcext:value-type="float">
            <text:p>1.0000013449</text:p>
          </table:table-cell>
        </table:table-row>
        <table:table-row table:style-name="ro1">
          <table:table-cell office:value-type="string" calcext:value-type="string">
            <text:p>L23_MC-&gt;L1_SLAC</text:p>
          </table:table-cell>
          <table:table-cell office:value-type="float" office:value="1" calcext:value-type="float">
            <text:p>1</text:p>
          </table:table-cell>
          <table:table-cell office:value-type="float" office:value="5.772" calcext:value-type="float">
            <text:p>5.772</text:p>
          </table:table-cell>
          <table:table-cell office:value-type="float" office:value="1.443" calcext:value-type="float">
            <text:p>1.443</text:p>
          </table:table-cell>
          <table:table-cell office:value-type="float" office:value="0.132069" calcext:value-type="float">
            <text:p>0.132069</text:p>
          </table:table-cell>
          <table:table-cell/>
          <table:table-cell office:value-type="string" calcext:value-type="string">
            <text:p>L23_MC&gt;L1_SLAC</text:p>
          </table:table-cell>
          <table:table-cell office:value-type="float" office:value="1" calcext:value-type="float">
            <text:p>1</text:p>
          </table:table-cell>
          <table:table-cell office:value-type="float" office:value="5.6824036" calcext:value-type="float">
            <text:p>5.6824036</text:p>
          </table:table-cell>
          <table:table-cell/>
          <table:table-cell table:formula="of:=[.H11]/[.B11]" office:value-type="float" office:value="1" calcext:value-type="float">
            <text:p>1</text:p>
          </table:table-cell>
          <table:table-cell table:formula="of:=[.I11]/[.C11]" office:value-type="float" office:value="0.984477408177408" calcext:value-type="float">
            <text:p>0.9844774082</text:p>
          </table:table-cell>
        </table:table-row>
        <table:table-row table:style-name="ro1">
          <table:table-cell office:value-type="string" calcext:value-type="string">
            <text:p>L23_MC-&gt;L23_MC</text:p>
          </table:table-cell>
          <table:table-cell office:value-type="float" office:value="1" calcext:value-type="float">
            <text:p>1</text:p>
          </table:table-cell>
          <table:table-cell office:value-type="float" office:value="14.547" calcext:value-type="float">
            <text:p>14.547</text:p>
          </table:table-cell>
          <table:table-cell office:value-type="float" office:value="3.63674" calcext:value-type="float">
            <text:p>3.63674</text:p>
          </table:table-cell>
          <table:table-cell office:value-type="float" office:value="0.132016" calcext:value-type="float">
            <text:p>0.132016</text:p>
          </table:table-cell>
          <table:table-cell/>
          <table:table-cell office:value-type="string" calcext:value-type="string">
            <text:p>L23_MC&gt;L23_MC</text:p>
          </table:table-cell>
          <table:table-cell office:value-type="float" office:value="1" calcext:value-type="float">
            <text:p>1</text:p>
          </table:table-cell>
          <table:table-cell office:value-type="float" office:value="13.698347" calcext:value-type="float">
            <text:p>13.698347</text:p>
          </table:table-cell>
          <table:table-cell/>
          <table:table-cell table:formula="of:=[.H12]/[.B12]" office:value-type="float" office:value="1" calcext:value-type="float">
            <text:p>1</text:p>
          </table:table-cell>
          <table:table-cell table:formula="of:=[.I12]/[.C12]" office:value-type="float" office:value="0.941661304736372" calcext:value-type="float">
            <text:p>0.9416613047</text:p>
          </table:table-cell>
        </table:table-row>
        <table:table-row table:style-name="ro1">
          <table:table-cell office:value-type="string" calcext:value-type="string">
            <text:p>L23_MC-&gt;L23_PC</text:p>
          </table:table-cell>
          <table:table-cell office:value-type="float" office:value="1.00449" calcext:value-type="float">
            <text:p>1.00449</text:p>
          </table:table-cell>
          <table:table-cell office:value-type="float" office:value="6.77416" calcext:value-type="float">
            <text:p>6.77416</text:p>
          </table:table-cell>
          <table:table-cell office:value-type="float" office:value="1.69354" calcext:value-type="float">
            <text:p>1.69354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L23_MC&gt;L23_PC</text:p>
          </table:table-cell>
          <table:table-cell office:value-type="float" office:value="1" calcext:value-type="float">
            <text:p>1</text:p>
          </table:table-cell>
          <table:table-cell office:value-type="float" office:value="6.7741632" calcext:value-type="float">
            <text:p>6.7741632</text:p>
          </table:table-cell>
          <table:table-cell/>
          <table:table-cell table:formula="of:=[.H13]/[.B13]" office:value-type="float" office:value="0.995530069985764" calcext:value-type="float">
            <text:p>0.99553007</text:p>
          </table:table-cell>
          <table:table-cell table:formula="of:=[.I13]/[.C13]" office:value-type="float" office:value="1.00000047238329" calcext:value-type="float">
            <text:p>1.0000004724</text:p>
          </table:table-cell>
        </table:table-row>
        <table:table-row table:style-name="ro1">
          <table:table-cell office:value-type="string" calcext:value-type="string">
            <text:p>L23_MC-&gt;L4_MC</text:p>
          </table:table-cell>
          <table:table-cell office:value-type="float" office:value="1" calcext:value-type="float">
            <text:p>1</text:p>
          </table:table-cell>
          <table:table-cell office:value-type="float" office:value="5.74247" calcext:value-type="float">
            <text:p>5.74247</text:p>
          </table:table-cell>
          <table:table-cell office:value-type="float" office:value="1.43562" calcext:value-type="float">
            <text:p>1.43562</text:p>
          </table:table-cell>
          <table:table-cell office:value-type="float" office:value="0.132007" calcext:value-type="float">
            <text:p>0.132007</text:p>
          </table:table-cell>
          <table:table-cell/>
          <table:table-cell office:value-type="string" calcext:value-type="string">
            <text:p>L23_MC&gt;L4_MC</text:p>
          </table:table-cell>
          <table:table-cell office:value-type="float" office:value="1" calcext:value-type="float">
            <text:p>1</text:p>
          </table:table-cell>
          <table:table-cell office:value-type="float" office:value="5.6489677" calcext:value-type="float">
            <text:p>5.6489677</text:p>
          </table:table-cell>
          <table:table-cell/>
          <table:table-cell table:formula="of:=[.H14]/[.B14]" office:value-type="float" office:value="1" calcext:value-type="float">
            <text:p>1</text:p>
          </table:table-cell>
          <table:table-cell table:formula="of:=[.I14]/[.C14]" office:value-type="float" office:value="0.983717407317757" calcext:value-type="float">
            <text:p>0.9837174073</text:p>
          </table:table-cell>
        </table:table-row>
        <table:table-row table:style-name="ro1">
          <table:table-cell office:value-type="string" calcext:value-type="string">
            <text:p>L23_MC-&gt;L4_PC</text:p>
          </table:table-cell>
          <table:table-cell office:value-type="float" office:value="1" calcext:value-type="float">
            <text:p>1</text:p>
          </table:table-cell>
          <table:table-cell office:value-type="float" office:value="5.88896" calcext:value-type="float">
            <text:p>5.88896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0.132015" calcext:value-type="float">
            <text:p>0.132015</text:p>
          </table:table-cell>
          <table:table-cell/>
          <table:table-cell office:value-type="string" calcext:value-type="string">
            <text:p>L23_MC&gt;L4_PC</text:p>
          </table:table-cell>
          <table:table-cell office:value-type="float" office:value="1" calcext:value-type="float">
            <text:p>1</text:p>
          </table:table-cell>
          <table:table-cell office:value-type="float" office:value="5.8152275" calcext:value-type="float">
            <text:p>5.8152275</text:p>
          </table:table-cell>
          <table:table-cell/>
          <table:table-cell table:formula="of:=[.H15]/[.B15]" office:value-type="float" office:value="1" calcext:value-type="float">
            <text:p>1</text:p>
          </table:table-cell>
          <table:table-cell table:formula="of:=[.I15]/[.C15]" office:value-type="float" office:value="0.987479537982937" calcext:value-type="float">
            <text:p>0.987479538</text:p>
          </table:table-cell>
        </table:table-row>
        <table:table-row table:style-name="ro1">
          <table:table-cell office:value-type="string" calcext:value-type="string">
            <text:p>L23_MC-&gt;L5_MC</text:p>
          </table:table-cell>
          <table:table-cell office:value-type="float" office:value="1" calcext:value-type="float">
            <text:p>1</text:p>
          </table:table-cell>
          <table:table-cell office:value-type="float" office:value="3.43308" calcext:value-type="float">
            <text:p>3.43308</text:p>
          </table:table-cell>
          <table:table-cell office:value-type="float" office:value="0.858269" calcext:value-type="float">
            <text:p>0.858269</text:p>
          </table:table-cell>
          <table:table-cell office:value-type="float" office:value="0.132229" calcext:value-type="float">
            <text:p>0.132229</text:p>
          </table:table-cell>
          <table:table-cell/>
          <table:table-cell office:value-type="string" calcext:value-type="string">
            <text:p>L23_MC&gt;L5_MC</text:p>
          </table:table-cell>
          <table:table-cell office:value-type="float" office:value="1" calcext:value-type="float">
            <text:p>1</text:p>
          </table:table-cell>
          <table:table-cell office:value-type="float" office:value="3.0488" calcext:value-type="float">
            <text:p>3.0488</text:p>
          </table:table-cell>
          <table:table-cell/>
          <table:table-cell table:formula="of:=[.H16]/[.B16]" office:value-type="float" office:value="1" calcext:value-type="float">
            <text:p>1</text:p>
          </table:table-cell>
          <table:table-cell table:formula="of:=[.I16]/[.C16]" office:value-type="float" office:value="0.888065527165111" calcext:value-type="float">
            <text:p>0.8880655272</text:p>
          </table:table-cell>
        </table:table-row>
        <table:table-row table:style-name="ro1">
          <table:table-cell office:value-type="string" calcext:value-type="string">
            <text:p>L23_MC-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12.8513" calcext:value-type="float">
            <text:p>12.8513</text:p>
          </table:table-cell>
          <table:table-cell office:value-type="float" office:value="3.21282" calcext:value-type="float">
            <text:p>3.21282</text:p>
          </table:table-cell>
          <table:table-cell office:value-type="float" office:value="0.132012" calcext:value-type="float">
            <text:p>0.132012</text:p>
          </table:table-cell>
          <table:table-cell/>
          <table:table-cell office:value-type="string" calcext:value-type="string">
            <text:p>L23_MC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12.758518" calcext:value-type="float">
            <text:p>12.758518</text:p>
          </table:table-cell>
          <table:table-cell/>
          <table:table-cell table:formula="of:=[.H17]/[.B17]" office:value-type="float" office:value="1" calcext:value-type="float">
            <text:p>1</text:p>
          </table:table-cell>
          <table:table-cell table:formula="of:=[.I17]/[.C17]" office:value-type="float" office:value="0.99278034128843" calcext:value-type="float">
            <text:p>0.9927803413</text:p>
          </table:table-cell>
        </table:table-row>
        <table:table-row table:style-name="ro1">
          <table:table-cell office:value-type="string" calcext:value-type="string">
            <text:p>L23_MC-&gt;L6_MC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string" calcext:value-type="string">
            <text:p>L23_MC&gt;L6_MC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H18]/[.B18]" office:value-type="string" office:string-value="" calcext:value-type="error">
            <text:p>#DIV/0!</text:p>
          </table:table-cell>
          <table:table-cell table:formula="of:=[.I18]/[.C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-&gt;L6_TPC_L1</text:p>
          </table:table-cell>
          <table:table-cell office:value-type="float" office:value="1" calcext:value-type="float">
            <text:p>1</text:p>
          </table:table-cell>
          <table:table-cell office:value-type="float" office:value="3.70299" calcext:value-type="float">
            <text:p>3.70299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132028" calcext:value-type="float">
            <text:p>0.132028</text:p>
          </table:table-cell>
          <table:table-cell/>
          <table:table-cell office:value-type="string" calcext:value-type="string">
            <text:p>L23_MC&gt;L6_TPC_L1</text:p>
          </table:table-cell>
          <table:table-cell office:value-type="float" office:value="1" calcext:value-type="float">
            <text:p>1</text:p>
          </table:table-cell>
          <table:table-cell office:value-type="float" office:value="3.3494756" calcext:value-type="float">
            <text:p>3.3494756</text:p>
          </table:table-cell>
          <table:table-cell/>
          <table:table-cell table:formula="of:=[.H19]/[.B19]" office:value-type="float" office:value="1" calcext:value-type="float">
            <text:p>1</text:p>
          </table:table-cell>
          <table:table-cell table:formula="of:=[.I19]/[.C19]" office:value-type="float" office:value="0.904532715454268" calcext:value-type="float">
            <text:p>0.9045327155</text:p>
          </table:table-cell>
        </table:table-row>
        <table:table-row table:style-name="ro1">
          <table:table-cell office:value-type="string" calcext:value-type="string">
            <text:p>L23_PC-&gt;L1_SLAC</text:p>
          </table:table-cell>
          <table:table-cell office:value-type="float" office:value="0.797027" calcext:value-type="float">
            <text:p>0.797027</text:p>
          </table:table-cell>
          <table:table-cell office:value-type="float" office:value="4.63377" calcext:value-type="float">
            <text:p>4.63377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0.0750821" calcext:value-type="float">
            <text:p>0.0750821</text:p>
          </table:table-cell>
          <table:table-cell/>
          <table:table-cell office:value-type="string" calcext:value-type="string">
            <text:p>L23_PC&gt;L1_SLAC</text:p>
          </table:table-cell>
          <table:table-cell office:value-type="float" office:value="0.7970274" calcext:value-type="float">
            <text:p>0.7970274</text:p>
          </table:table-cell>
          <table:table-cell office:value-type="float" office:value="4.6337667" calcext:value-type="float">
            <text:p>4.6337667</text:p>
          </table:table-cell>
          <table:table-cell/>
          <table:table-cell table:formula="of:=[.H20]/[.B20]" office:value-type="float" office:value="1.00000050186506" calcext:value-type="float">
            <text:p>1.0000005019</text:p>
          </table:table-cell>
          <table:table-cell table:formula="of:=[.I20]/[.C20]" office:value-type="float" office:value="0.999999287836902" calcext:value-type="float">
            <text:p>0.9999992878</text:p>
          </table:table-cell>
        </table:table-row>
        <table:table-row table:style-name="ro1">
          <table:table-cell office:value-type="string" calcext:value-type="string">
            <text:p>L23_PC-&gt;L23_MC</text:p>
          </table:table-cell>
          <table:table-cell office:value-type="float" office:value="0.760878" calcext:value-type="float">
            <text:p>0.760878</text:p>
          </table:table-cell>
          <table:table-cell office:value-type="float" office:value="10.6362" calcext:value-type="float">
            <text:p>10.6362</text:p>
          </table:table-cell>
          <table:table-cell office:value-type="float" office:value="2.65906" calcext:value-type="float">
            <text:p>2.65906</text:p>
          </table:table-cell>
          <table:table-cell office:value-type="float" office:value="0.0750119" calcext:value-type="float">
            <text:p>0.0750119</text:p>
          </table:table-cell>
          <table:table-cell/>
          <table:table-cell office:value-type="string" calcext:value-type="string">
            <text:p>L23_PC&gt;L23_MC</text:p>
          </table:table-cell>
          <table:table-cell office:value-type="float" office:value="0.7608776" calcext:value-type="float">
            <text:p>0.7608776</text:p>
          </table:table-cell>
          <table:table-cell office:value-type="float" office:value="10.63623" calcext:value-type="float">
            <text:p>10.63623</text:p>
          </table:table-cell>
          <table:table-cell/>
          <table:table-cell table:formula="of:=[.H21]/[.B21]" office:value-type="float" office:value="0.999999474291542" calcext:value-type="float">
            <text:p>0.9999994743</text:p>
          </table:table-cell>
          <table:table-cell table:formula="of:=[.I21]/[.C21]" office:value-type="float" office:value="1.00000282055621" calcext:value-type="float">
            <text:p>1.0000028206</text:p>
          </table:table-cell>
        </table:table-row>
        <table:table-row table:style-name="ro1">
          <table:table-cell office:value-type="string" calcext:value-type="string">
            <text:p>L23_PC-&gt;L23_PC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0750158" calcext:value-type="float">
            <text:p>0.0750158</text:p>
          </table:table-cell>
          <table:table-cell/>
          <table:table-cell office:value-type="string" calcext:value-type="string">
            <text:p>L23_PC&gt;L23_P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22]/[.B22]" office:value-type="float" office:value="7.52219046186249" calcext:value-type="float">
            <text:p>7.5221904619</text:p>
          </table:table-cell>
          <table:table-cell table:formula="of:=[.I22]/[.C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-&gt;L4_MC</text:p>
          </table:table-cell>
          <table:table-cell office:value-type="float" office:value="0.769882" calcext:value-type="float">
            <text:p>0.769882</text:p>
          </table:table-cell>
          <table:table-cell office:value-type="float" office:value="7.2832" calcext:value-type="float">
            <text:p>7.2832</text:p>
          </table:table-cell>
          <table:table-cell office:value-type="float" office:value="1.8208" calcext:value-type="float">
            <text:p>1.8208</text:p>
          </table:table-cell>
          <table:table-cell office:value-type="float" office:value="0.0750048" calcext:value-type="float">
            <text:p>0.0750048</text:p>
          </table:table-cell>
          <table:table-cell/>
          <table:table-cell office:value-type="string" calcext:value-type="string">
            <text:p>L23_PC&gt;L4_MC</text:p>
          </table:table-cell>
          <table:table-cell office:value-type="float" office:value="0.76988226" calcext:value-type="float">
            <text:p>0.76988226</text:p>
          </table:table-cell>
          <table:table-cell office:value-type="float" office:value="7.283203" calcext:value-type="float">
            <text:p>7.283203</text:p>
          </table:table-cell>
          <table:table-cell/>
          <table:table-cell table:formula="of:=[.H23]/[.B23]" office:value-type="float" office:value="1.00000033771409" calcext:value-type="float">
            <text:p>1.0000003377</text:p>
          </table:table-cell>
          <table:table-cell table:formula="of:=[.I23]/[.C23]" office:value-type="float" office:value="1.00000041190685" calcext:value-type="float">
            <text:p>1.0000004119</text:p>
          </table:table-cell>
        </table:table-row>
        <table:table-row table:style-name="ro1">
          <table:table-cell office:value-type="string" calcext:value-type="string">
            <text:p>L23_PC-&gt;L4_PC</text:p>
          </table:table-cell>
          <table:table-cell office:value-type="float" office:value="0.770768" calcext:value-type="float">
            <text:p>0.770768</text:p>
          </table:table-cell>
          <table:table-cell office:value-type="float" office:value="7.09497" calcext:value-type="float">
            <text:p>7.09497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0.0750095" calcext:value-type="float">
            <text:p>0.0750095</text:p>
          </table:table-cell>
          <table:table-cell/>
          <table:table-cell office:value-type="string" calcext:value-type="string">
            <text:p>L23_PC&gt;L4_PC</text:p>
          </table:table-cell>
          <table:table-cell office:value-type="float" office:value="0.7707681" calcext:value-type="float">
            <text:p>0.7707681</text:p>
          </table:table-cell>
          <table:table-cell office:value-type="float" office:value="7.0949707" calcext:value-type="float">
            <text:p>7.0949707</text:p>
          </table:table-cell>
          <table:table-cell/>
          <table:table-cell table:formula="of:=[.H24]/[.B24]" office:value-type="float" office:value="1.00000012974073" calcext:value-type="float">
            <text:p>1.0000001297</text:p>
          </table:table-cell>
          <table:table-cell table:formula="of:=[.I24]/[.C24]" office:value-type="float" office:value="1.00000009866145" calcext:value-type="float">
            <text:p>1.0000000987</text:p>
          </table:table-cell>
        </table:table-row>
        <table:table-row table:style-name="ro1">
          <table:table-cell office:value-type="string" calcext:value-type="string">
            <text:p>L23_PC-&gt;L5_MC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4.69742" calcext:value-type="float">
            <text:p>4.69742</text:p>
          </table:table-cell>
          <table:table-cell office:value-type="float" office:value="1.17436" calcext:value-type="float">
            <text:p>1.17436</text:p>
          </table:table-cell>
          <table:table-cell office:value-type="float" office:value="0.0750275" calcext:value-type="float">
            <text:p>0.0750275</text:p>
          </table:table-cell>
          <table:table-cell/>
          <table:table-cell office:value-type="string" calcext:value-type="string">
            <text:p>L23_PC&gt;L5_MC</text:p>
          </table:table-cell>
          <table:table-cell office:value-type="float" office:value="0.79568875" calcext:value-type="float">
            <text:p>0.79568875</text:p>
          </table:table-cell>
          <table:table-cell office:value-type="float" office:value="4.6974206" calcext:value-type="float">
            <text:p>4.6974206</text:p>
          </table:table-cell>
          <table:table-cell/>
          <table:table-cell table:formula="of:=[.H25]/[.B25]" office:value-type="float" office:value="0.999999685806892" calcext:value-type="float">
            <text:p>0.9999996858</text:p>
          </table:table-cell>
          <table:table-cell table:formula="of:=[.I25]/[.C25]" office:value-type="float" office:value="1.00000012772969" calcext:value-type="float">
            <text:p>1.0000001277</text:p>
          </table:table-cell>
        </table:table-row>
        <table:table-row table:style-name="ro1">
          <table:table-cell office:value-type="string" calcext:value-type="string">
            <text:p>L23_PC-&gt;L5_TTPC1</text:p>
          </table:table-cell>
          <table:table-cell office:value-type="float" office:value="0.761341" calcext:value-type="float">
            <text:p>0.761341</text:p>
          </table:table-cell>
          <table:table-cell office:value-type="float" office:value="10.333" calcext:value-type="float">
            <text:p>10.333</text:p>
          </table:table-cell>
          <table:table-cell office:value-type="float" office:value="2.58325" calcext:value-type="float">
            <text:p>2.58325</text:p>
          </table:table-cell>
          <table:table-cell office:value-type="float" office:value="0.0750038" calcext:value-type="float">
            <text:p>0.0750038</text:p>
          </table:table-cell>
          <table:table-cell/>
          <table:table-cell office:value-type="string" calcext:value-type="string">
            <text:p>L23_PC&gt;L5_TTPC1</text:p>
          </table:table-cell>
          <table:table-cell office:value-type="float" office:value="0.76134056" calcext:value-type="float">
            <text:p>0.76134056</text:p>
          </table:table-cell>
          <table:table-cell office:value-type="float" office:value="10.333008" calcext:value-type="float">
            <text:p>10.333008</text:p>
          </table:table-cell>
          <table:table-cell/>
          <table:table-cell table:formula="of:=[.H26]/[.B26]" office:value-type="float" office:value="0.99999942207237" calcext:value-type="float">
            <text:p>0.9999994221</text:p>
          </table:table-cell>
          <table:table-cell table:formula="of:=[.I26]/[.C26]" office:value-type="float" office:value="1.00000077421852" calcext:value-type="float">
            <text:p>1.0000007742</text:p>
          </table:table-cell>
        </table:table-row>
        <table:table-row table:style-name="ro1">
          <table:table-cell office:value-type="string" calcext:value-type="string">
            <text:p>L23_PC-&gt;L6_MC</text:p>
          </table:table-cell>
          <table:table-cell office:value-type="float" office:value="0.814841" calcext:value-type="float">
            <text:p>0.814841</text:p>
          </table:table-cell>
          <table:table-cell office:value-type="float" office:value="3.98584" calcext:value-type="float">
            <text:p>3.98584</text:p>
          </table:table-cell>
          <table:table-cell office:value-type="float" office:value="0.99646" calcext:value-type="float">
            <text:p>0.99646</text:p>
          </table:table-cell>
          <table:table-cell office:value-type="float" office:value="0.0750524" calcext:value-type="float">
            <text:p>0.0750524</text:p>
          </table:table-cell>
          <table:table-cell/>
          <table:table-cell office:value-type="string" calcext:value-type="string">
            <text:p>L23_PC&gt;L6_MC</text:p>
          </table:table-cell>
          <table:table-cell office:value-type="float" office:value="0.81484133" calcext:value-type="float">
            <text:p>0.81484133</text:p>
          </table:table-cell>
          <table:table-cell office:value-type="float" office:value="3.9858398" calcext:value-type="float">
            <text:p>3.9858398</text:p>
          </table:table-cell>
          <table:table-cell/>
          <table:table-cell table:formula="of:=[.H27]/[.B27]" office:value-type="float" office:value="1.00000040498699" calcext:value-type="float">
            <text:p>1.000000405</text:p>
          </table:table-cell>
          <table:table-cell table:formula="of:=[.I27]/[.C27]" office:value-type="float" office:value="0.999999949822371" calcext:value-type="float">
            <text:p>0.9999999498</text:p>
          </table:table-cell>
        </table:table-row>
        <table:table-row table:style-name="ro1">
          <table:table-cell office:value-type="string" calcext:value-type="string">
            <text:p>L23_PC-&gt;L6_TPC_L1</text:p>
          </table:table-cell>
          <table:table-cell office:value-type="float" office:value="0.79751" calcext:value-type="float">
            <text:p>0.79751</text:p>
          </table:table-cell>
          <table:table-cell office:value-type="float" office:value="4.61031" calcext:value-type="float">
            <text:p>4.61031</text:p>
          </table:table-cell>
          <table:table-cell office:value-type="float" office:value="1.15258" calcext:value-type="float">
            <text:p>1.15258</text:p>
          </table:table-cell>
          <table:table-cell office:value-type="float" office:value="0.0750021" calcext:value-type="float">
            <text:p>0.0750021</text:p>
          </table:table-cell>
          <table:table-cell/>
          <table:table-cell office:value-type="string" calcext:value-type="string">
            <text:p>L23_PC&gt;L6_TPC_L1</text:p>
          </table:table-cell>
          <table:table-cell office:value-type="float" office:value="0.7975101" calcext:value-type="float">
            <text:p>0.7975101</text:p>
          </table:table-cell>
          <table:table-cell office:value-type="float" office:value="4.6103053" calcext:value-type="float">
            <text:p>4.6103053</text:p>
          </table:table-cell>
          <table:table-cell/>
          <table:table-cell table:formula="of:=[.H28]/[.B28]" office:value-type="float" office:value="1.00000012539028" calcext:value-type="float">
            <text:p>1.0000001254</text:p>
          </table:table-cell>
          <table:table-cell table:formula="of:=[.I28]/[.C28]" office:value-type="float" office:value="0.999998980545777" calcext:value-type="float">
            <text:p>0.9999989805</text:p>
          </table:table-cell>
        </table:table-row>
        <table:table-row table:style-name="ro1">
          <table:table-cell office:value-type="string" calcext:value-type="string">
            <text:p>L4_MC-&gt;L1_SLAC</text:p>
          </table:table-cell>
          <table:table-cell office:value-type="float" office:value="0.756096" calcext:value-type="float">
            <text:p>0.756096</text:p>
          </table:table-cell>
          <table:table-cell office:value-type="float" office:value="8.18049" calcext:value-type="float">
            <text:p>8.18049</text:p>
          </table:table-cell>
          <table:table-cell office:value-type="float" office:value="2.04512" calcext:value-type="float">
            <text:p>2.04512</text:p>
          </table:table-cell>
          <table:table-cell office:value-type="float" office:value="0.0740367" calcext:value-type="float">
            <text:p>0.0740367</text:p>
          </table:table-cell>
          <table:table-cell/>
          <table:table-cell office:value-type="string" calcext:value-type="string">
            <text:p>L4_MC&gt;L1_SLAC</text:p>
          </table:table-cell>
          <table:table-cell office:value-type="float" office:value="0.7560962" calcext:value-type="float">
            <text:p>0.7560962</text:p>
          </table:table-cell>
          <table:table-cell office:value-type="float" office:value="8.180494" calcext:value-type="float">
            <text:p>8.180494</text:p>
          </table:table-cell>
          <table:table-cell/>
          <table:table-cell table:formula="of:=[.H29]/[.B29]" office:value-type="float" office:value="1.00000026451668" calcext:value-type="float">
            <text:p>1.0000002645</text:p>
          </table:table-cell>
          <table:table-cell table:formula="of:=[.I29]/[.C29]" office:value-type="float" office:value="1.00000048896826" calcext:value-type="float">
            <text:p>1.000000489</text:p>
          </table:table-cell>
        </table:table-row>
        <table:table-row table:style-name="ro1">
          <table:table-cell office:value-type="string" calcext:value-type="string">
            <text:p>L4_MC-&gt;L23_MC</text:p>
          </table:table-cell>
          <table:table-cell office:value-type="float" office:value="0.74694" calcext:value-type="float">
            <text:p>0.74694</text:p>
          </table:table-cell>
          <table:table-cell office:value-type="float" office:value="15.0117" calcext:value-type="float">
            <text:p>15.0117</text:p>
          </table:table-cell>
          <table:table-cell office:value-type="float" office:value="3.75293" calcext:value-type="float">
            <text:p>3.75293</text:p>
          </table:table-cell>
          <table:table-cell office:value-type="float" office:value="0.0740076" calcext:value-type="float">
            <text:p>0.0740076</text:p>
          </table:table-cell>
          <table:table-cell/>
          <table:table-cell office:value-type="string" calcext:value-type="string">
            <text:p>L4_MC&gt;L23_MC</text:p>
          </table:table-cell>
          <table:table-cell office:value-type="float" office:value="0.74694043" calcext:value-type="float">
            <text:p>0.74694043</text:p>
          </table:table-cell>
          <table:table-cell office:value-type="float" office:value="15.011719" calcext:value-type="float">
            <text:p>15.011719</text:p>
          </table:table-cell>
          <table:table-cell/>
          <table:table-cell table:formula="of:=[.H30]/[.B30]" office:value-type="float" office:value="1.00000057568212" calcext:value-type="float">
            <text:p>1.0000005757</text:p>
          </table:table-cell>
          <table:table-cell table:formula="of:=[.I30]/[.C30]" office:value-type="float" office:value="1.00000126567944" calcext:value-type="float">
            <text:p>1.0000012657</text:p>
          </table:table-cell>
        </table:table-row>
        <table:table-row table:style-name="ro1">
          <table:table-cell office:value-type="string" calcext:value-type="string">
            <text:p>L4_MC-&gt;L23_PC</text:p>
          </table:table-cell>
          <table:table-cell office:value-type="float" office:value="0.748171" calcext:value-type="float">
            <text:p>0.748171</text:p>
          </table:table-cell>
          <table:table-cell office:value-type="float" office:value="13.043" calcext:value-type="float">
            <text:p>13.043</text:p>
          </table:table-cell>
          <table:table-cell office:value-type="float" office:value="3.26074" calcext:value-type="float">
            <text:p>3.26074</text:p>
          </table:table-cell>
          <table:table-cell office:value-type="float" office:value="0.074005" calcext:value-type="float">
            <text:p>0.074005</text:p>
          </table:table-cell>
          <table:table-cell/>
          <table:table-cell office:value-type="string" calcext:value-type="string">
            <text:p>L4_MC&gt;L23_PC</text:p>
          </table:table-cell>
          <table:table-cell office:value-type="float" office:value="0.7481714" calcext:value-type="float">
            <text:p>0.7481714</text:p>
          </table:table-cell>
          <table:table-cell office:value-type="float" office:value="13.042969" calcext:value-type="float">
            <text:p>13.042969</text:p>
          </table:table-cell>
          <table:table-cell/>
          <table:table-cell table:formula="of:=[.H31]/[.B31]" office:value-type="float" office:value="1.00000053463714" calcext:value-type="float">
            <text:p>1.0000005346</text:p>
          </table:table-cell>
          <table:table-cell table:formula="of:=[.I31]/[.C31]" office:value-type="float" office:value="0.999997623246186" calcext:value-type="float">
            <text:p>0.9999976232</text:p>
          </table:table-cell>
        </table:table-row>
        <table:table-row table:style-name="ro1">
          <table:table-cell office:value-type="string" calcext:value-type="string">
            <text:p>L4_MC-&gt;L4_MC</text:p>
          </table:table-cell>
          <table:table-cell office:value-type="float" office:value="0.744283" calcext:value-type="float">
            <text:p>0.744283</text:p>
          </table:table-cell>
          <table:table-cell office:value-type="float" office:value="27.4277" calcext:value-type="float">
            <text:p>27.4277</text:p>
          </table:table-cell>
          <table:table-cell office:value-type="float" office:value="6.85693" calcext:value-type="float">
            <text:p>6.85693</text:p>
          </table:table-cell>
          <table:table-cell office:value-type="float" office:value="0.0740122" calcext:value-type="float">
            <text:p>0.0740122</text:p>
          </table:table-cell>
          <table:table-cell/>
          <table:table-cell office:value-type="string" calcext:value-type="string">
            <text:p>L4_MC&gt;L4_MC</text:p>
          </table:table-cell>
          <table:table-cell office:value-type="float" office:value="0.7442835" calcext:value-type="float">
            <text:p>0.7442835</text:p>
          </table:table-cell>
          <table:table-cell office:value-type="float" office:value="27.427734" calcext:value-type="float">
            <text:p>27.427734</text:p>
          </table:table-cell>
          <table:table-cell/>
          <table:table-cell table:formula="of:=[.H32]/[.B32]" office:value-type="float" office:value="1.00000067178748" calcext:value-type="float">
            <text:p>1.0000006718</text:p>
          </table:table-cell>
          <table:table-cell table:formula="of:=[.I32]/[.C32]" office:value-type="float" office:value="1.00000123962272" calcext:value-type="float">
            <text:p>1.0000012396</text:p>
          </table:table-cell>
        </table:table-row>
        <table:table-row table:style-name="ro1">
          <table:table-cell office:value-type="string" calcext:value-type="string">
            <text:p>L4_MC-&gt;L4_PC</text:p>
          </table:table-cell>
          <table:table-cell office:value-type="float" office:value="0.74621" calcext:value-type="float">
            <text:p>0.74621</text:p>
          </table:table-cell>
          <table:table-cell office:value-type="float" office:value="16.6919" calcext:value-type="float">
            <text:p>16.6919</text:p>
          </table:table-cell>
          <table:table-cell office:value-type="float" office:value="4.17297" calcext:value-type="float">
            <text:p>4.17297</text:p>
          </table:table-cell>
          <table:table-cell office:value-type="float" office:value="0.0740062" calcext:value-type="float">
            <text:p>0.0740062</text:p>
          </table:table-cell>
          <table:table-cell/>
          <table:table-cell office:value-type="string" calcext:value-type="string">
            <text:p>L4_MC&gt;L4_PC</text:p>
          </table:table-cell>
          <table:table-cell office:value-type="float" office:value="0.74620974" calcext:value-type="float">
            <text:p>0.74620974</text:p>
          </table:table-cell>
          <table:table-cell office:value-type="float" office:value="16.691895" calcext:value-type="float">
            <text:p>16.691895</text:p>
          </table:table-cell>
          <table:table-cell/>
          <table:table-cell table:formula="of:=[.H33]/[.B33]" office:value-type="float" office:value="0.999999651572614" calcext:value-type="float">
            <text:p>0.9999996516</text:p>
          </table:table-cell>
          <table:table-cell table:formula="of:=[.I33]/[.C33]" office:value-type="float" office:value="0.999999700453513" calcext:value-type="float">
            <text:p>0.9999997005</text:p>
          </table:table-cell>
        </table:table-row>
        <table:table-row table:style-name="ro1">
          <table:table-cell office:value-type="string" calcext:value-type="string">
            <text:p>L4_MC-&gt;L5_MC</text:p>
          </table:table-cell>
          <table:table-cell office:value-type="float" office:value="0.761239" calcext:value-type="float">
            <text:p>0.761239</text:p>
          </table:table-cell>
          <table:table-cell office:value-type="float" office:value="6.96606" calcext:value-type="float">
            <text:p>6.96606</text:p>
          </table:table-cell>
          <table:table-cell office:value-type="float" office:value="1.74152" calcext:value-type="float">
            <text:p>1.74152</text:p>
          </table:table-cell>
          <table:table-cell office:value-type="float" office:value="0.0740687" calcext:value-type="float">
            <text:p>0.0740687</text:p>
          </table:table-cell>
          <table:table-cell/>
          <table:table-cell office:value-type="string" calcext:value-type="string">
            <text:p>L4_MC&gt;L5_MC</text:p>
          </table:table-cell>
          <table:table-cell office:value-type="float" office:value="0.7612391" calcext:value-type="float">
            <text:p>0.7612391</text:p>
          </table:table-cell>
          <table:table-cell office:value-type="float" office:value="6.9660645" calcext:value-type="float">
            <text:p>6.9660645</text:p>
          </table:table-cell>
          <table:table-cell/>
          <table:table-cell table:formula="of:=[.H34]/[.B34]" office:value-type="float" office:value="1.00000013136479" calcext:value-type="float">
            <text:p>1.0000001314</text:p>
          </table:table-cell>
          <table:table-cell table:formula="of:=[.I34]/[.C34]" office:value-type="float" office:value="1.00000064598927" calcext:value-type="float">
            <text:p>1.000000646</text:p>
          </table:table-cell>
        </table:table-row>
        <table:table-row table:style-name="ro1">
          <table:table-cell office:value-type="string" calcext:value-type="string">
            <text:p>L4_MC-&gt;L5_TTPC1</text:p>
          </table:table-cell>
          <table:table-cell office:value-type="float" office:value="0.7445" calcext:value-type="float">
            <text:p>0.7445</text:p>
          </table:table-cell>
          <table:table-cell office:value-type="float" office:value="24.7266" calcext:value-type="float">
            <text:p>24.7266</text:p>
          </table:table-cell>
          <table:table-cell office:value-type="float" office:value="6.18164" calcext:value-type="float">
            <text:p>6.18164</text:p>
          </table:table-cell>
          <table:table-cell office:value-type="float" office:value="0.0740059" calcext:value-type="float">
            <text:p>0.0740059</text:p>
          </table:table-cell>
          <table:table-cell/>
          <table:table-cell office:value-type="string" calcext:value-type="string">
            <text:p>L4_MC&gt;L5_TTPC1</text:p>
          </table:table-cell>
          <table:table-cell office:value-type="float" office:value="0.7445001" calcext:value-type="float">
            <text:p>0.7445001</text:p>
          </table:table-cell>
          <table:table-cell office:value-type="float" office:value="24.726562" calcext:value-type="float">
            <text:p>24.726562</text:p>
          </table:table-cell>
          <table:table-cell/>
          <table:table-cell table:formula="of:=[.H35]/[.B35]" office:value-type="float" office:value="1.00000013431833" calcext:value-type="float">
            <text:p>1.0000001343</text:p>
          </table:table-cell>
          <table:table-cell table:formula="of:=[.I35]/[.C35]" office:value-type="float" office:value="0.999998463193484" calcext:value-type="float">
            <text:p>0.9999984632</text:p>
          </table:table-cell>
        </table:table-row>
        <table:table-row table:style-name="ro1">
          <table:table-cell office:value-type="string" calcext:value-type="string">
            <text:p>L4_MC-&gt;L6_MC</text:p>
          </table:table-cell>
          <table:table-cell office:value-type="float" office:value="0.789605" calcext:value-type="float">
            <text:p>0.789605</text:p>
          </table:table-cell>
          <table:table-cell office:value-type="float" office:value="4.48645" calcext:value-type="float">
            <text:p>4.48645</text:p>
          </table:table-cell>
          <table:table-cell office:value-type="float" office:value="1.12161" calcext:value-type="float">
            <text:p>1.12161</text:p>
          </table:table-cell>
          <table:table-cell office:value-type="float" office:value="0.0741005" calcext:value-type="float">
            <text:p>0.0741005</text:p>
          </table:table-cell>
          <table:table-cell/>
          <table:table-cell office:value-type="string" calcext:value-type="string">
            <text:p>L4_MC&gt;L6_MC</text:p>
          </table:table-cell>
          <table:table-cell office:value-type="float" office:value="0.78960484" calcext:value-type="float">
            <text:p>0.78960484</text:p>
          </table:table-cell>
          <table:table-cell office:value-type="float" office:value="4.48645" calcext:value-type="float">
            <text:p>4.48645</text:p>
          </table:table-cell>
          <table:table-cell/>
          <table:table-cell table:formula="of:=[.H36]/[.B36]" office:value-type="float" office:value="0.999999797367038" calcext:value-type="float">
            <text:p>0.9999997974</text:p>
          </table:table-cell>
          <table:table-cell table:formula="of:=[.I36]/[.C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-&gt;L6_TPC_L1</text:p>
          </table:table-cell>
          <table:table-cell office:value-type="float" office:value="0.761749" calcext:value-type="float">
            <text:p>0.761749</text:p>
          </table:table-cell>
          <table:table-cell office:value-type="float" office:value="6.86206" calcext:value-type="float">
            <text:p>6.86206</text:p>
          </table:table-cell>
          <table:table-cell office:value-type="float" office:value="1.71552" calcext:value-type="float">
            <text:p>1.71552</text:p>
          </table:table-cell>
          <table:table-cell office:value-type="float" office:value="0.0740041" calcext:value-type="float">
            <text:p>0.0740041</text:p>
          </table:table-cell>
          <table:table-cell/>
          <table:table-cell office:value-type="string" calcext:value-type="string">
            <text:p>L4_MC&gt;L6_TPC_L1</text:p>
          </table:table-cell>
          <table:table-cell office:value-type="float" office:value="0.76174873" calcext:value-type="float">
            <text:p>0.76174873</text:p>
          </table:table-cell>
          <table:table-cell office:value-type="float" office:value="6.8620605" calcext:value-type="float">
            <text:p>6.8620605</text:p>
          </table:table-cell>
          <table:table-cell/>
          <table:table-cell table:formula="of:=[.H37]/[.B37]" office:value-type="float" office:value="0.999999645552538" calcext:value-type="float">
            <text:p>0.9999996456</text:p>
          </table:table-cell>
          <table:table-cell table:formula="of:=[.I37]/[.C37]" office:value-type="float" office:value="1.00000007286442" calcext:value-type="float">
            <text:p>1.0000000729</text:p>
          </table:table-cell>
        </table:table-row>
        <table:table-row table:style-name="ro1">
          <table:table-cell office:value-type="string" calcext:value-type="string">
            <text:p>L4_PC-&gt;L1_SLA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38]/[.B38]" office:value-type="float" office:value="-0" calcext:value-type="float">
            <text:p>0</text:p>
          </table:table-cell>
          <table:table-cell table:formula="of:=[.I38]/[.C38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4_PC-&gt;L23_MC</text:p>
          </table:table-cell>
          <table:table-cell office:value-type="float" office:value="0.666709" calcext:value-type="float">
            <text:p>0.666709</text:p>
          </table:table-cell>
          <table:table-cell office:value-type="float" office:value="3.56561" calcext:value-type="float">
            <text:p>3.56561</text:p>
          </table:table-cell>
          <table:table-cell office:value-type="float" office:value="0.891403" calcext:value-type="float">
            <text:p>0.891403</text:p>
          </table:table-cell>
          <table:table-cell office:value-type="float" office:value="0.0600276" calcext:value-type="float">
            <text:p>0.0600276</text:p>
          </table:table-cell>
          <table:table-cell/>
          <table:table-cell office:value-type="string" calcext:value-type="string">
            <text:p>L4_PC&gt;L23_MC</text:p>
          </table:table-cell>
          <table:table-cell office:value-type="float" office:value="0.66670895" calcext:value-type="float">
            <text:p>0.66670895</text:p>
          </table:table-cell>
          <table:table-cell office:value-type="float" office:value="3.5656128" calcext:value-type="float">
            <text:p>3.5656128</text:p>
          </table:table-cell>
          <table:table-cell/>
          <table:table-cell table:formula="of:=[.H39]/[.B39]" office:value-type="float" office:value="0.999999925004762" calcext:value-type="float">
            <text:p>0.999999925</text:p>
          </table:table-cell>
          <table:table-cell table:formula="of:=[.I39]/[.C39]" office:value-type="float" office:value="1.00000078527938" calcext:value-type="float">
            <text:p>1.0000007853</text:p>
          </table:table-cell>
        </table:table-row>
        <table:table-row table:style-name="ro1">
          <table:table-cell office:value-type="string" calcext:value-type="string">
            <text:p>L4_PC-&gt;L23_PC</text:p>
          </table:table-cell>
          <table:table-cell office:value-type="float" office:value="0.69104" calcext:value-type="float">
            <text:p>0.69104</text:p>
          </table:table-cell>
          <table:table-cell office:value-type="float" office:value="3.13103" calcext:value-type="float">
            <text:p>3.13103</text:p>
          </table:table-cell>
          <table:table-cell office:value-type="float" office:value="0.782758" calcext:value-type="float">
            <text:p>0.78275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4_PC&gt;L23_PC</text:p>
          </table:table-cell>
          <table:table-cell office:value-type="float" office:value="0.69104004" calcext:value-type="float">
            <text:p>0.69104004</text:p>
          </table:table-cell>
          <table:table-cell office:value-type="float" office:value="3.1310332" calcext:value-type="float">
            <text:p>3.1310332</text:p>
          </table:table-cell>
          <table:table-cell/>
          <table:table-cell table:formula="of:=[.H40]/[.B40]" office:value-type="float" office:value="1.00000005788377" calcext:value-type="float">
            <text:p>1.0000000579</text:p>
          </table:table-cell>
          <table:table-cell table:formula="of:=[.I40]/[.C40]" office:value-type="float" office:value="1.0000010220279" calcext:value-type="float">
            <text:p>1.000001022</text:p>
          </table:table-cell>
        </table:table-row>
        <table:table-row table:style-name="ro1">
          <table:table-cell office:value-type="string" calcext:value-type="string">
            <text:p>L4_PC-&gt;L4_MC</text:p>
          </table:table-cell>
          <table:table-cell office:value-type="float" office:value="0.624446" calcext:value-type="float">
            <text:p>0.624446</text:p>
          </table:table-cell>
          <table:table-cell office:value-type="float" office:value="5.75537" calcext:value-type="float">
            <text:p>5.75537</text:p>
          </table:table-cell>
          <table:table-cell office:value-type="float" office:value="1.43884" calcext:value-type="float">
            <text:p>1.43884</text:p>
          </table:table-cell>
          <table:table-cell office:value-type="float" office:value="0.0600075" calcext:value-type="float">
            <text:p>0.0600075</text:p>
          </table:table-cell>
          <table:table-cell/>
          <table:table-cell office:value-type="string" calcext:value-type="string">
            <text:p>L4_PC&gt;L4_MC</text:p>
          </table:table-cell>
          <table:table-cell office:value-type="float" office:value="0.6244462" calcext:value-type="float">
            <text:p>0.6244462</text:p>
          </table:table-cell>
          <table:table-cell office:value-type="float" office:value="5.755371" calcext:value-type="float">
            <text:p>5.755371</text:p>
          </table:table-cell>
          <table:table-cell/>
          <table:table-cell table:formula="of:=[.H41]/[.B41]" office:value-type="float" office:value="1.0000003202839" calcext:value-type="float">
            <text:p>1.0000003203</text:p>
          </table:table-cell>
          <table:table-cell table:formula="of:=[.I41]/[.C41]" office:value-type="float" office:value="1.00000017375078" calcext:value-type="float">
            <text:p>1.0000001738</text:p>
          </table:table-cell>
        </table:table-row>
        <table:table-row table:style-name="ro1">
          <table:table-cell office:value-type="string" calcext:value-type="string">
            <text:p>L4_PC-&gt;L4_PC</text:p>
          </table:table-cell>
          <table:table-cell office:value-type="float" office:value="0.64623" calcext:value-type="float">
            <text:p>0.64623</text:p>
          </table:table-cell>
          <table:table-cell office:value-type="float" office:value="4.20483" calcext:value-type="float">
            <text:p>4.20483</text:p>
          </table:table-cell>
          <table:table-cell office:value-type="float" office:value="1.05121" calcext:value-type="float">
            <text:p>1.05121</text:p>
          </table:table-cell>
          <table:table-cell office:value-type="float" office:value="0.0600168" calcext:value-type="float">
            <text:p>0.0600168</text:p>
          </table:table-cell>
          <table:table-cell/>
          <table:table-cell office:value-type="string" calcext:value-type="string">
            <text:p>L4_PC&gt;L4_PC</text:p>
          </table:table-cell>
          <table:table-cell office:value-type="float" office:value="0.6462304" calcext:value-type="float">
            <text:p>0.6462304</text:p>
          </table:table-cell>
          <table:table-cell office:value-type="float" office:value="4.204834" calcext:value-type="float">
            <text:p>4.204834</text:p>
          </table:table-cell>
          <table:table-cell/>
          <table:table-cell table:formula="of:=[.H42]/[.B42]" office:value-type="float" office:value="1.00000061897467" calcext:value-type="float">
            <text:p>1.000000619</text:p>
          </table:table-cell>
          <table:table-cell table:formula="of:=[.I42]/[.C42]" office:value-type="float" office:value="1.00000095128697" calcext:value-type="float">
            <text:p>1.0000009513</text:p>
          </table:table-cell>
        </table:table-row>
        <table:table-row table:style-name="ro1">
          <table:table-cell office:value-type="string" calcext:value-type="string">
            <text:p>L4_PC-&gt;L5_MC</text:p>
          </table:table-cell>
          <table:table-cell office:value-type="float" office:value="0.647111" calcext:value-type="float">
            <text:p>0.647111</text:p>
          </table:table-cell>
          <table:table-cell office:value-type="float" office:value="4.16675" calcext:value-type="float">
            <text:p>4.16675</text:p>
          </table:table-cell>
          <table:table-cell office:value-type="float" office:value="1.04169" calcext:value-type="float">
            <text:p>1.04169</text:p>
          </table:table-cell>
          <table:table-cell office:value-type="float" office:value="0.0600142" calcext:value-type="float">
            <text:p>0.0600142</text:p>
          </table:table-cell>
          <table:table-cell/>
          <table:table-cell office:value-type="string" calcext:value-type="string">
            <text:p>L4_PC&gt;L5_MC</text:p>
          </table:table-cell>
          <table:table-cell office:value-type="float" office:value="0.6471106" calcext:value-type="float">
            <text:p>0.6471106</text:p>
          </table:table-cell>
          <table:table-cell office:value-type="float" office:value="4.166748" calcext:value-type="float">
            <text:p>4.166748</text:p>
          </table:table-cell>
          <table:table-cell/>
          <table:table-cell table:formula="of:=[.H43]/[.B43]" office:value-type="float" office:value="0.999999381868026" calcext:value-type="float">
            <text:p>0.9999993819</text:p>
          </table:table-cell>
          <table:table-cell table:formula="of:=[.I43]/[.C43]" office:value-type="float" office:value="0.9999995200096" calcext:value-type="float">
            <text:p>0.99999952</text:p>
          </table:table-cell>
        </table:table-row>
        <table:table-row table:style-name="ro1">
          <table:table-cell office:value-type="string" calcext:value-type="string">
            <text:p>L4_PC-&gt;L5_TTPC1</text:p>
          </table:table-cell>
          <table:table-cell office:value-type="float" office:value="0.619381" calcext:value-type="float">
            <text:p>0.619381</text:p>
          </table:table-cell>
          <table:table-cell office:value-type="float" office:value="6.51636" calcext:value-type="float">
            <text:p>6.51636</text:p>
          </table:table-cell>
          <table:table-cell office:value-type="float" office:value="1.62909" calcext:value-type="float">
            <text:p>1.62909</text:p>
          </table:table-cell>
          <table:table-cell office:value-type="float" office:value="0.0600102" calcext:value-type="float">
            <text:p>0.0600102</text:p>
          </table:table-cell>
          <table:table-cell/>
          <table:table-cell office:value-type="string" calcext:value-type="string">
            <text:p>L4_PC&gt;L5_TTPC1</text:p>
          </table:table-cell>
          <table:table-cell office:value-type="float" office:value="0.6193806" calcext:value-type="float">
            <text:p>0.6193806</text:p>
          </table:table-cell>
          <table:table-cell office:value-type="float" office:value="6.5163574" calcext:value-type="float">
            <text:p>6.5163574</text:p>
          </table:table-cell>
          <table:table-cell/>
          <table:table-cell table:formula="of:=[.H44]/[.B44]" office:value-type="float" office:value="0.999999354193945" calcext:value-type="float">
            <text:p>0.9999993542</text:p>
          </table:table-cell>
          <table:table-cell table:formula="of:=[.I44]/[.C44]" office:value-type="float" office:value="0.999999601004242" calcext:value-type="float">
            <text:p>0.999999601</text:p>
          </table:table-cell>
        </table:table-row>
        <table:table-row table:style-name="ro1">
          <table:table-cell office:value-type="string" calcext:value-type="string">
            <text:p>L4_PC-&gt;L6_MC</text:p>
          </table:table-cell>
          <table:table-cell office:value-type="float" office:value="0.687256" calcext:value-type="float">
            <text:p>0.687256</text:p>
          </table:table-cell>
          <table:table-cell office:value-type="float" office:value="3.18612" calcext:value-type="float">
            <text:p>3.18612</text:p>
          </table:table-cell>
          <table:table-cell office:value-type="float" office:value="0.796531" calcext:value-type="float">
            <text:p>0.796531</text:p>
          </table:table-cell>
          <table:table-cell office:value-type="float" office:value="0.0600684" calcext:value-type="float">
            <text:p>0.0600684</text:p>
          </table:table-cell>
          <table:table-cell/>
          <table:table-cell office:value-type="string" calcext:value-type="string">
            <text:p>L4_PC&gt;L6_MC</text:p>
          </table:table-cell>
          <table:table-cell office:value-type="float" office:value="0.68725586" calcext:value-type="float">
            <text:p>0.68725586</text:p>
          </table:table-cell>
          <table:table-cell office:value-type="float" office:value="3.1861246" calcext:value-type="float">
            <text:p>3.1861246</text:p>
          </table:table-cell>
          <table:table-cell/>
          <table:table-cell table:formula="of:=[.H45]/[.B45]" office:value-type="float" office:value="0.999999796291338" calcext:value-type="float">
            <text:p>0.9999997963</text:p>
          </table:table-cell>
          <table:table-cell table:formula="of:=[.I45]/[.C45]" office:value-type="float" office:value="1.00000144376232" calcext:value-type="float">
            <text:p>1.0000014438</text:p>
          </table:table-cell>
        </table:table-row>
        <table:table-row table:style-name="ro1">
          <table:table-cell office:value-type="string" calcext:value-type="string">
            <text:p>L4_PC-&gt;L6_TPC_L1</text:p>
          </table:table-cell>
          <table:table-cell office:value-type="float" office:value="0.667872" calcext:value-type="float">
            <text:p>0.667872</text:p>
          </table:table-cell>
          <table:table-cell office:value-type="float" office:value="3.54016" calcext:value-type="float">
            <text:p>3.5401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0600083" calcext:value-type="float">
            <text:p>0.0600083</text:p>
          </table:table-cell>
          <table:table-cell/>
          <table:table-cell office:value-type="string" calcext:value-type="string">
            <text:p>L4_PC&gt;L6_TPC_L1</text:p>
          </table:table-cell>
          <table:table-cell office:value-type="float" office:value="0.6678717" calcext:value-type="float">
            <text:p>0.6678717</text:p>
          </table:table-cell>
          <table:table-cell office:value-type="float" office:value="3.5401611" calcext:value-type="float">
            <text:p>3.5401611</text:p>
          </table:table-cell>
          <table:table-cell/>
          <table:table-cell table:formula="of:=[.H46]/[.B46]" office:value-type="float" office:value="0.999999550812131" calcext:value-type="float">
            <text:p>0.9999995508</text:p>
          </table:table-cell>
          <table:table-cell table:formula="of:=[.I46]/[.C46]" office:value-type="float" office:value="1.00000031072042" calcext:value-type="float">
            <text:p>1.0000003107</text:p>
          </table:table-cell>
        </table:table-row>
        <table:table-row table:style-name="ro1">
          <table:table-cell office:value-type="string" calcext:value-type="string">
            <text:p>L5_MC-&gt;L1_SLAC</text:p>
          </table:table-cell>
          <table:table-cell office:value-type="float" office:value="0.684443" calcext:value-type="float">
            <text:p>0.684443</text:p>
          </table:table-cell>
          <table:table-cell office:value-type="float" office:value="3.67236" calcext:value-type="float">
            <text:p>3.67236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0621459" calcext:value-type="float">
            <text:p>0.0621459</text:p>
          </table:table-cell>
          <table:table-cell/>
          <table:table-cell office:value-type="string" calcext:value-type="string">
            <text:p>L5_MC&gt;L1_SLAC</text:p>
          </table:table-cell>
          <table:table-cell office:value-type="float" office:value="0.68444324" calcext:value-type="float">
            <text:p>0.68444324</text:p>
          </table:table-cell>
          <table:table-cell office:value-type="float" office:value="3.6723633" calcext:value-type="float">
            <text:p>3.6723633</text:p>
          </table:table-cell>
          <table:table-cell/>
          <table:table-cell table:formula="of:=[.H47]/[.B47]" office:value-type="float" office:value="1.00000035065009" calcext:value-type="float">
            <text:p>1.0000003507</text:p>
          </table:table-cell>
          <table:table-cell table:formula="of:=[.I47]/[.C47]" office:value-type="float" office:value="1.00000089860471" calcext:value-type="float">
            <text:p>1.0000008986</text:p>
          </table:table-cell>
        </table:table-row>
        <table:table-row table:style-name="ro1">
          <table:table-cell office:value-type="string" calcext:value-type="string">
            <text:p>L5_MC-&gt;L23_MC</text:p>
          </table:table-cell>
          <table:table-cell office:value-type="float" office:value="0.636468" calcext:value-type="float">
            <text:p>0.636468</text:p>
          </table:table-cell>
          <table:table-cell office:value-type="float" office:value="7.27075" calcext:value-type="float">
            <text:p>7.27075</text:p>
          </table:table-cell>
          <table:table-cell office:value-type="float" office:value="1.81769" calcext:value-type="float">
            <text:p>1.81769</text:p>
          </table:table-cell>
          <table:table-cell office:value-type="float" office:value="0.0620045" calcext:value-type="float">
            <text:p>0.0620045</text:p>
          </table:table-cell>
          <table:table-cell/>
          <table:table-cell office:value-type="string" calcext:value-type="string">
            <text:p>L5_MC&gt;L23_MC</text:p>
          </table:table-cell>
          <table:table-cell office:value-type="float" office:value="0.63646764" calcext:value-type="float">
            <text:p>0.63646764</text:p>
          </table:table-cell>
          <table:table-cell office:value-type="float" office:value="7.270752" calcext:value-type="float">
            <text:p>7.270752</text:p>
          </table:table-cell>
          <table:table-cell/>
          <table:table-cell table:formula="of:=[.H48]/[.B48]" office:value-type="float" office:value="0.999999434378476" calcext:value-type="float">
            <text:p>0.9999994344</text:p>
          </table:table-cell>
          <table:table-cell table:formula="of:=[.I48]/[.C48]" office:value-type="float" office:value="1.00000027507479" calcext:value-type="float">
            <text:p>1.0000002751</text:p>
          </table:table-cell>
        </table:table-row>
        <table:table-row table:style-name="ro1">
          <table:table-cell office:value-type="string" calcext:value-type="string">
            <text:p>L5_MC-&gt;L23_PC</text:p>
          </table:table-cell>
          <table:table-cell office:value-type="float" office:value="0.640142" calcext:value-type="float">
            <text:p>0.640142</text:p>
          </table:table-cell>
          <table:table-cell office:value-type="float" office:value="6.50244" calcext:value-type="float">
            <text:p>6.50244</text:p>
          </table:table-cell>
          <table:table-cell office:value-type="float" office:value="1.62561" calcext:value-type="float">
            <text:p>1.62561</text:p>
          </table:table-cell>
          <table:table-cell office:value-type="float" office:value="0.0620062" calcext:value-type="float">
            <text:p>0.0620062</text:p>
          </table:table-cell>
          <table:table-cell/>
          <table:table-cell office:value-type="string" calcext:value-type="string">
            <text:p>L5_MC&gt;L23_PC</text:p>
          </table:table-cell>
          <table:table-cell office:value-type="float" office:value="0.64014155" calcext:value-type="float">
            <text:p>0.64014155</text:p>
          </table:table-cell>
          <table:table-cell office:value-type="float" office:value="6.5024414" calcext:value-type="float">
            <text:p>6.5024414</text:p>
          </table:table-cell>
          <table:table-cell/>
          <table:table-cell table:formula="of:=[.H49]/[.B49]" office:value-type="float" office:value="0.999999297030971" calcext:value-type="float">
            <text:p>0.999999297</text:p>
          </table:table-cell>
          <table:table-cell table:formula="of:=[.I49]/[.C49]" office:value-type="float" office:value="1.00000021530379" calcext:value-type="float">
            <text:p>1.0000002153</text:p>
          </table:table-cell>
        </table:table-row>
        <table:table-row table:style-name="ro1">
          <table:table-cell office:value-type="string" calcext:value-type="string">
            <text:p>L5_MC-&gt;L4_MC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13.0166" calcext:value-type="float">
            <text:p>13.0166</text:p>
          </table:table-cell>
          <table:table-cell office:value-type="float" office:value="3.25415" calcext:value-type="float">
            <text:p>3.25415</text:p>
          </table:table-cell>
          <table:table-cell office:value-type="float" office:value="0.0620138" calcext:value-type="float">
            <text:p>0.0620138</text:p>
          </table:table-cell>
          <table:table-cell/>
          <table:table-cell office:value-type="string" calcext:value-type="string">
            <text:p>L5_MC&gt;L4_MC</text:p>
          </table:table-cell>
          <table:table-cell office:value-type="float" office:value="0.6268499" calcext:value-type="float">
            <text:p>0.6268499</text:p>
          </table:table-cell>
          <table:table-cell office:value-type="float" office:value="13.016602" calcext:value-type="float">
            <text:p>13.016602</text:p>
          </table:table-cell>
          <table:table-cell/>
          <table:table-cell table:formula="of:=[.H50]/[.B50]" office:value-type="float" office:value="0.999999840472202" calcext:value-type="float">
            <text:p>0.9999998405</text:p>
          </table:table-cell>
          <table:table-cell table:formula="of:=[.I50]/[.C50]" office:value-type="float" office:value="1.00000015364995" calcext:value-type="float">
            <text:p>1.0000001536</text:p>
          </table:table-cell>
        </table:table-row>
        <table:table-row table:style-name="ro1">
          <table:table-cell office:value-type="string" calcext:value-type="string">
            <text:p>L5_MC-&gt;L4_PC</text:p>
          </table:table-cell>
          <table:table-cell office:value-type="float" office:value="0.640434" calcext:value-type="float">
            <text:p>0.640434</text:p>
          </table:table-cell>
          <table:table-cell office:value-type="float" office:value="6.44678" calcext:value-type="float">
            <text:p>6.44678</text:p>
          </table:table-cell>
          <table:table-cell office:value-type="float" office:value="1.61169" calcext:value-type="float">
            <text:p>1.61169</text:p>
          </table:table-cell>
          <table:table-cell office:value-type="float" office:value="0.0620056" calcext:value-type="float">
            <text:p>0.0620056</text:p>
          </table:table-cell>
          <table:table-cell/>
          <table:table-cell office:value-type="string" calcext:value-type="string">
            <text:p>L5_MC&gt;L4_PC</text:p>
          </table:table-cell>
          <table:table-cell office:value-type="float" office:value="0.6404338" calcext:value-type="float">
            <text:p>0.6404338</text:p>
          </table:table-cell>
          <table:table-cell office:value-type="float" office:value="6.4467773" calcext:value-type="float">
            <text:p>6.4467773</text:p>
          </table:table-cell>
          <table:table-cell/>
          <table:table-cell table:formula="of:=[.H51]/[.B51]" office:value-type="float" office:value="0.99999968771177" calcext:value-type="float">
            <text:p>0.9999996877</text:p>
          </table:table-cell>
          <table:table-cell table:formula="of:=[.I51]/[.C51]" office:value-type="float" office:value="0.999999581186266" calcext:value-type="float">
            <text:p>0.9999995812</text:p>
          </table:table-cell>
        </table:table-row>
        <table:table-row table:style-name="ro1">
          <table:table-cell office:value-type="string" calcext:value-type="string">
            <text:p>L5_MC-&gt;L5_MC</text:p>
          </table:table-cell>
          <table:table-cell office:value-type="float" office:value="0.632873" calcext:value-type="float">
            <text:p>0.632873</text:p>
          </table:table-cell>
          <table:table-cell office:value-type="float" office:value="8.41333" calcext:value-type="float">
            <text:p>8.41333</text:p>
          </table:table-cell>
          <table:table-cell office:value-type="float" office:value="2.10333" calcext:value-type="float">
            <text:p>2.10333</text:p>
          </table:table-cell>
          <table:table-cell office:value-type="float" office:value="0.0620673" calcext:value-type="float">
            <text:p>0.0620673</text:p>
          </table:table-cell>
          <table:table-cell/>
          <table:table-cell office:value-type="string" calcext:value-type="string">
            <text:p>L5_MC&gt;L5_MC</text:p>
          </table:table-cell>
          <table:table-cell office:value-type="float" office:value="0.6328731" calcext:value-type="float">
            <text:p>0.6328731</text:p>
          </table:table-cell>
          <table:table-cell office:value-type="float" office:value="8.41333" calcext:value-type="float">
            <text:p>8.41333</text:p>
          </table:table-cell>
          <table:table-cell/>
          <table:table-cell table:formula="of:=[.H52]/[.B52]" office:value-type="float" office:value="1.00000015800958" calcext:value-type="float">
            <text:p>1.000000158</text:p>
          </table:table-cell>
          <table:table-cell table:formula="of:=[.I52]/[.C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-&gt;L5_TTPC1</text:p>
          </table:table-cell>
          <table:table-cell office:value-type="float" office:value="0.306299" calcext:value-type="float">
            <text:p>0.306299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0720132" calcext:value-type="float">
            <text:p>0.0720132</text:p>
          </table:table-cell>
          <table:table-cell/>
          <table:table-cell office:value-type="string" calcext:value-type="string">
            <text:p>L5_MC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53]/[.B53]" office:value-type="float" office:value="3.26478375704785" calcext:value-type="float">
            <text:p>3.264783757</text:p>
          </table:table-cell>
          <table:table-cell table:formula="of:=[.I53]/[.C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-&gt;L6_MC</text:p>
          </table:table-cell>
          <table:table-cell office:value-type="float" office:value="0.669817" calcext:value-type="float">
            <text:p>0.669817</text:p>
          </table:table-cell>
          <table:table-cell office:value-type="float" office:value="4.1217" calcext:value-type="float">
            <text:p>4.1217</text:p>
          </table:table-cell>
          <table:table-cell office:value-type="float" office:value="1.03043" calcext:value-type="float">
            <text:p>1.03043</text:p>
          </table:table-cell>
          <table:table-cell office:value-type="float" office:value="0.0624232" calcext:value-type="float">
            <text:p>0.0624232</text:p>
          </table:table-cell>
          <table:table-cell/>
          <table:table-cell office:value-type="string" calcext:value-type="string">
            <text:p>L5_MC&gt;L6_MC</text:p>
          </table:table-cell>
          <table:table-cell office:value-type="float" office:value="0.6698166" calcext:value-type="float">
            <text:p>0.6698166</text:p>
          </table:table-cell>
          <table:table-cell office:value-type="float" office:value="4.121704" calcext:value-type="float">
            <text:p>4.121704</text:p>
          </table:table-cell>
          <table:table-cell/>
          <table:table-cell table:formula="of:=[.H54]/[.B54]" office:value-type="float" office:value="0.999999402821965" calcext:value-type="float">
            <text:p>0.9999994028</text:p>
          </table:table-cell>
          <table:table-cell table:formula="of:=[.I54]/[.C54]" office:value-type="float" office:value="1.00000097047335" calcext:value-type="float">
            <text:p>1.0000009705</text:p>
          </table:table-cell>
        </table:table-row>
        <table:table-row table:style-name="ro1">
          <table:table-cell office:value-type="string" calcext:value-type="string">
            <text:p>L5_MC-&gt;L6_TPC_L1</text:p>
          </table:table-cell>
          <table:table-cell office:value-type="float" office:value="0.653529" calcext:value-type="float">
            <text:p>0.653529</text:p>
          </table:table-cell>
          <table:table-cell office:value-type="float" office:value="4.98529" calcext:value-type="float">
            <text:p>4.98529</text:p>
          </table:table-cell>
          <table:table-cell office:value-type="float" office:value="1.24632" calcext:value-type="float">
            <text:p>1.24632</text:p>
          </table:table-cell>
          <table:table-cell office:value-type="float" office:value="0.0620125" calcext:value-type="float">
            <text:p>0.0620125</text:p>
          </table:table-cell>
          <table:table-cell/>
          <table:table-cell office:value-type="string" calcext:value-type="string">
            <text:p>L5_MC&gt;L6_TPC_L1</text:p>
          </table:table-cell>
          <table:table-cell office:value-type="float" office:value="0.65352935" calcext:value-type="float">
            <text:p>0.65352935</text:p>
          </table:table-cell>
          <table:table-cell office:value-type="float" office:value="4.985287" calcext:value-type="float">
            <text:p>4.985287</text:p>
          </table:table-cell>
          <table:table-cell/>
          <table:table-cell table:formula="of:=[.H55]/[.B55]" office:value-type="float" office:value="1.00000053555389" calcext:value-type="float">
            <text:p>1.0000005356</text:p>
          </table:table-cell>
          <table:table-cell table:formula="of:=[.I55]/[.C55]" office:value-type="float" office:value="0.999999398229591" calcext:value-type="float">
            <text:p>0.9999993982</text:p>
          </table:table-cell>
        </table:table-row>
        <table:table-row table:style-name="ro1">
          <table:table-cell office:value-type="string" calcext:value-type="string">
            <text:p>L5_TTPC1-&gt;L1_SLAC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5_TTPC1&gt;L1_SLAC</text:p>
          </table:table-cell>
          <table:table-cell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H56]/[.B56]" office:value-type="string" office:string-value="" calcext:value-type="error">
            <text:p>#DIV/0!</text:p>
          </table:table-cell>
          <table:table-cell table:formula="of:=[.I56]/[.C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-&gt;L23_MC</text:p>
          </table:table-cell>
          <table:table-cell office:value-type="float" office:value="0.61438" calcext:value-type="float">
            <text:p>0.61438</text:p>
          </table:table-cell>
          <table:table-cell office:value-type="float" office:value="3.25719" calcext:value-type="float">
            <text:p>3.25719</text:p>
          </table:table-cell>
          <table:table-cell office:value-type="float" office:value="0.814298" calcext:value-type="float">
            <text:p>0.814298</text:p>
          </table:table-cell>
          <table:table-cell office:value-type="float" office:value="0.0541076" calcext:value-type="float">
            <text:p>0.0541076</text:p>
          </table:table-cell>
          <table:table-cell/>
          <table:table-cell office:value-type="string" calcext:value-type="string">
            <text:p>L5_TTPC1&gt;L23_MC</text:p>
          </table:table-cell>
          <table:table-cell office:value-type="float" office:value="0.6143799" calcext:value-type="float">
            <text:p>0.6143799</text:p>
          </table:table-cell>
          <table:table-cell office:value-type="float" office:value="3.2571902" calcext:value-type="float">
            <text:p>3.2571902</text:p>
          </table:table-cell>
          <table:table-cell/>
          <table:table-cell table:formula="of:=[.H57]/[.B57]" office:value-type="float" office:value="0.999999837234285" calcext:value-type="float">
            <text:p>0.9999998372</text:p>
          </table:table-cell>
          <table:table-cell table:formula="of:=[.I57]/[.C57]" office:value-type="float" office:value="1.00000006140262" calcext:value-type="float">
            <text:p>1.0000000614</text:p>
          </table:table-cell>
        </table:table-row>
        <table:table-row table:style-name="ro1">
          <table:table-cell office:value-type="string" calcext:value-type="string">
            <text:p>L5_TTPC1-&gt;L23_PC</text:p>
          </table:table-cell>
          <table:table-cell office:value-type="float" office:value="0.678589" calcext:value-type="float">
            <text:p>0.678589</text:p>
          </table:table-cell>
          <table:table-cell office:value-type="float" office:value="2.57484" calcext:value-type="float">
            <text:p>2.57484</text:p>
          </table:table-cell>
          <table:table-cell office:value-type="float" office:value="0.64371" calcext:value-type="float">
            <text:p>0.64371</text:p>
          </table:table-cell>
          <table:table-cell office:value-type="float" office:value="0.0540508" calcext:value-type="float">
            <text:p>0.0540508</text:p>
          </table:table-cell>
          <table:table-cell/>
          <table:table-cell office:value-type="string" calcext:value-type="string">
            <text:p>L5_TTPC1&gt;L23_PC</text:p>
          </table:table-cell>
          <table:table-cell office:value-type="float" office:value="0.67858887" calcext:value-type="float">
            <text:p>0.67858887</text:p>
          </table:table-cell>
          <table:table-cell office:value-type="float" office:value="2.574838" calcext:value-type="float">
            <text:p>2.574838</text:p>
          </table:table-cell>
          <table:table-cell/>
          <table:table-cell table:formula="of:=[.H58]/[.B58]" office:value-type="float" office:value="0.999999808426013" calcext:value-type="float">
            <text:p>0.9999998084</text:p>
          </table:table-cell>
          <table:table-cell table:formula="of:=[.I58]/[.C58]" office:value-type="float" office:value="0.999999223252707" calcext:value-type="float">
            <text:p>0.9999992233</text:p>
          </table:table-cell>
        </table:table-row>
        <table:table-row table:style-name="ro1">
          <table:table-cell office:value-type="string" calcext:value-type="string">
            <text:p>L5_TTPC1-&gt;L4_MC</text:p>
          </table:table-cell>
          <table:table-cell office:value-type="float" office:value="0.566081" calcext:value-type="float">
            <text:p>0.566081</text:p>
          </table:table-cell>
          <table:table-cell office:value-type="float" office:value="5.27307" calcext:value-type="float">
            <text:p>5.27307</text:p>
          </table:table-cell>
          <table:table-cell office:value-type="float" office:value="1.31827" calcext:value-type="float">
            <text:p>1.31827</text:p>
          </table:table-cell>
          <table:table-cell office:value-type="float" office:value="0.054016" calcext:value-type="float">
            <text:p>0.054016</text:p>
          </table:table-cell>
          <table:table-cell/>
          <table:table-cell office:value-type="string" calcext:value-type="string">
            <text:p>L5_TTPC1&gt;L4_MC</text:p>
          </table:table-cell>
          <table:table-cell office:value-type="float" office:value="0.5660806" calcext:value-type="float">
            <text:p>0.5660806</text:p>
          </table:table-cell>
          <table:table-cell office:value-type="float" office:value="5.2730713" calcext:value-type="float">
            <text:p>5.2730713</text:p>
          </table:table-cell>
          <table:table-cell/>
          <table:table-cell table:formula="of:=[.H59]/[.B59]" office:value-type="float" office:value="0.999999293387342" calcext:value-type="float">
            <text:p>0.9999992934</text:p>
          </table:table-cell>
          <table:table-cell table:formula="of:=[.I59]/[.C59]" office:value-type="float" office:value="1.0000002465357" calcext:value-type="float">
            <text:p>1.0000002465</text:p>
          </table:table-cell>
        </table:table-row>
        <table:table-row table:style-name="ro1">
          <table:table-cell office:value-type="string" calcext:value-type="string">
            <text:p>L5_TTPC1-&gt;L4_PC</text:p>
          </table:table-cell>
          <table:table-cell office:value-type="float" office:value="0.621216" calcext:value-type="float">
            <text:p>0.621216</text:p>
          </table:table-cell>
          <table:table-cell office:value-type="float" office:value="3.14313" calcext:value-type="float">
            <text:p>3.14313</text:p>
          </table:table-cell>
          <table:table-cell office:value-type="float" office:value="0.785783" calcext:value-type="float">
            <text:p>0.785783</text:p>
          </table:table-cell>
          <table:table-cell office:value-type="float" office:value="0.054015" calcext:value-type="float">
            <text:p>0.054015</text:p>
          </table:table-cell>
          <table:table-cell/>
          <table:table-cell office:value-type="string" calcext:value-type="string">
            <text:p>L5_TTPC1&gt;L4_PC</text:p>
          </table:table-cell>
          <table:table-cell office:value-type="float" office:value="0.6212158" calcext:value-type="float">
            <text:p>0.6212158</text:p>
          </table:table-cell>
          <table:table-cell office:value-type="float" office:value="3.1431322" calcext:value-type="float">
            <text:p>3.1431322</text:p>
          </table:table-cell>
          <table:table-cell/>
          <table:table-cell table:formula="of:=[.H60]/[.B60]" office:value-type="float" office:value="0.999999678050791" calcext:value-type="float">
            <text:p>0.9999996781</text:p>
          </table:table-cell>
          <table:table-cell table:formula="of:=[.I60]/[.C60]" office:value-type="float" office:value="1.00000069993923" calcext:value-type="float">
            <text:p>1.0000006999</text:p>
          </table:table-cell>
        </table:table-row>
        <table:table-row table:style-name="ro1">
          <table:table-cell office:value-type="string" calcext:value-type="string">
            <text:p>L5_TTPC1-&gt;L5_MC</text:p>
          </table:table-cell>
          <table:table-cell office:value-type="float" office:value="0.619238" calcext:value-type="float">
            <text:p>0.619238</text:p>
          </table:table-cell>
          <table:table-cell office:value-type="float" office:value="6.45" calcext:value-type="float">
            <text:p>6.45</text:p>
          </table:table-cell>
          <table:table-cell office:value-type="float" office:value="1.6125" calcext:value-type="float">
            <text:p>1.6125</text:p>
          </table:table-cell>
          <table:table-cell office:value-type="float" office:value="0.0600099" calcext:value-type="float">
            <text:p>0.0600099</text:p>
          </table:table-cell>
          <table:table-cell/>
          <table:table-cell office:value-type="string" calcext:value-type="string">
            <text:p>L5_TTPC1&gt;L5_MC</text:p>
          </table:table-cell>
          <table:table-cell office:value-type="float" office:value="1" calcext:value-type="float">
            <text:p>1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[.H61]/[.B61]" office:value-type="float" office:value="1.61488797522116" calcext:value-type="float">
            <text:p>1.6148879752</text:p>
          </table:table-cell>
          <table:table-cell table:formula="of:=[.I61]/[.C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-&gt;L5_TTPC1</text:p>
          </table:table-cell>
          <table:table-cell office:value-type="float" office:value="0.205682" calcext:value-type="float">
            <text:p>0.205682</text:p>
          </table:table-cell>
          <table:table-cell office:value-type="float" office:value="4.125" calcext:value-type="float">
            <text:p>4.125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0.0600013" calcext:value-type="float">
            <text:p>0.0600013</text:p>
          </table:table-cell>
          <table:table-cell/>
          <table:table-cell office:value-type="string" calcext:value-type="string">
            <text:p>L5_TTPC1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4.125" calcext:value-type="float">
            <text:p>4.125</text:p>
          </table:table-cell>
          <table:table-cell/>
          <table:table-cell table:formula="of:=[.H62]/[.B62]" office:value-type="float" office:value="4.86187415524937" calcext:value-type="float">
            <text:p>4.8618741552</text:p>
          </table:table-cell>
          <table:table-cell table:formula="of:=[.I62]/[.C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-&gt;L6_MC</text:p>
          </table:table-cell>
          <table:table-cell office:value-type="float" office:value="0.563742" calcext:value-type="float">
            <text:p>0.563742</text:p>
          </table:table-cell>
          <table:table-cell office:value-type="float" office:value="5.53418" calcext:value-type="float">
            <text:p>5.53418</text:p>
          </table:table-cell>
          <table:table-cell office:value-type="float" office:value="1.38354" calcext:value-type="float">
            <text:p>1.38354</text:p>
          </table:table-cell>
          <table:table-cell office:value-type="float" office:value="0.0540059" calcext:value-type="float">
            <text:p>0.0540059</text:p>
          </table:table-cell>
          <table:table-cell/>
          <table:table-cell office:value-type="string" calcext:value-type="string">
            <text:p>L5_TTPC1&gt;L6_MC</text:p>
          </table:table-cell>
          <table:table-cell office:value-type="float" office:value="0.56374186" calcext:value-type="float">
            <text:p>0.56374186</text:p>
          </table:table-cell>
          <table:table-cell office:value-type="float" office:value="5.5341797" calcext:value-type="float">
            <text:p>5.5341797</text:p>
          </table:table-cell>
          <table:table-cell/>
          <table:table-cell table:formula="of:=[.H63]/[.B63]" office:value-type="float" office:value="0.999999751659447" calcext:value-type="float">
            <text:p>0.9999997517</text:p>
          </table:table-cell>
          <table:table-cell table:formula="of:=[.I63]/[.C63]" office:value-type="float" office:value="0.999999945791427" calcext:value-type="float">
            <text:p>0.9999999458</text:p>
          </table:table-cell>
        </table:table-row>
        <table:table-row table:style-name="ro1">
          <table:table-cell office:value-type="string" calcext:value-type="string">
            <text:p>L5_TTPC1-&gt;L6_TPC_L1</text:p>
          </table:table-cell>
          <table:table-cell office:value-type="float" office:value="0.558807" calcext:value-type="float">
            <text:p>0.558807</text:p>
          </table:table-cell>
          <table:table-cell office:value-type="float" office:value="6.25195" calcext:value-type="float">
            <text:p>6.25195</text:p>
          </table:table-cell>
          <table:table-cell office:value-type="float" office:value="1.56299" calcext:value-type="float">
            <text:p>1.56299</text:p>
          </table:table-cell>
          <table:table-cell office:value-type="float" office:value="0.0540019" calcext:value-type="float">
            <text:p>0.0540019</text:p>
          </table:table-cell>
          <table:table-cell/>
          <table:table-cell office:value-type="string" calcext:value-type="string">
            <text:p>L5_TTPC1&gt;L6_TPC_L1</text:p>
          </table:table-cell>
          <table:table-cell office:value-type="float" office:value="0.55880684" calcext:value-type="float">
            <text:p>0.55880684</text:p>
          </table:table-cell>
          <table:table-cell office:value-type="float" office:value="6.251953" calcext:value-type="float">
            <text:p>6.251953</text:p>
          </table:table-cell>
          <table:table-cell/>
          <table:table-cell table:formula="of:=[.H64]/[.B64]" office:value-type="float" office:value="0.999999713675742" calcext:value-type="float">
            <text:p>0.9999997137</text:p>
          </table:table-cell>
          <table:table-cell table:formula="of:=[.I64]/[.C64]" office:value-type="float" office:value="1.00000047985029" calcext:value-type="float">
            <text:p>1.0000004799</text:p>
          </table:table-cell>
        </table:table-row>
        <table:table-row table:style-name="ro1">
          <table:table-cell office:value-type="string" calcext:value-type="string">
            <text:p>L6_MC-&gt;L1_SLAC</text:p>
          </table:table-cell>
          <table:table-cell office:value-type="float" office:value="0.838379" calcext:value-type="float">
            <text:p>0.838379</text:p>
          </table:table-cell>
          <table:table-cell office:value-type="float" office:value="3.93949" calcext:value-type="float">
            <text:p>3.93949</text:p>
          </table:table-cell>
          <table:table-cell office:value-type="float" office:value="0.984873" calcext:value-type="float">
            <text:p>0.984873</text:p>
          </table:table-cell>
          <table:table-cell office:value-type="float" office:value="0.077295" calcext:value-type="float">
            <text:p>0.077295</text:p>
          </table:table-cell>
          <table:table-cell/>
          <table:table-cell office:value-type="string" calcext:value-type="string">
            <text:p>L6_MC&gt;L1_SLAC</text:p>
          </table:table-cell>
          <table:table-cell office:value-type="float" office:value="0.8383789" calcext:value-type="float">
            <text:p>0.8383789</text:p>
          </table:table-cell>
          <table:table-cell office:value-type="float" office:value="3.9394934" calcext:value-type="float">
            <text:p>3.9394934</text:p>
          </table:table-cell>
          <table:table-cell/>
          <table:table-cell table:formula="of:=[.H65]/[.B65]" office:value-type="float" office:value="0.999999880722203" calcext:value-type="float">
            <text:p>0.9999998807</text:p>
          </table:table-cell>
          <table:table-cell table:formula="of:=[.I65]/[.C65]" office:value-type="float" office:value="1.00000086305588" calcext:value-type="float">
            <text:p>1.0000008631</text:p>
          </table:table-cell>
        </table:table-row>
        <table:table-row table:style-name="ro1">
          <table:table-cell office:value-type="string" calcext:value-type="string">
            <text:p>L6_MC-&gt;L23_MC</text:p>
          </table:table-cell>
          <table:table-cell office:value-type="float" office:value="0.794493" calcext:value-type="float">
            <text:p>0.794493</text:p>
          </table:table-cell>
          <table:table-cell office:value-type="float" office:value="6.57092" calcext:value-type="float">
            <text:p>6.57092</text:p>
          </table:table-cell>
          <table:table-cell office:value-type="float" office:value="1.64273" calcext:value-type="float">
            <text:p>1.64273</text:p>
          </table:table-cell>
          <table:table-cell office:value-type="float" office:value="0.0770083" calcext:value-type="float">
            <text:p>0.0770083</text:p>
          </table:table-cell>
          <table:table-cell/>
          <table:table-cell office:value-type="string" calcext:value-type="string">
            <text:p>L6_MC&gt;L23_MC</text:p>
          </table:table-cell>
          <table:table-cell office:value-type="float" office:value="0.79449284" calcext:value-type="float">
            <text:p>0.79449284</text:p>
          </table:table-cell>
          <table:table-cell office:value-type="float" office:value="6.570923" calcext:value-type="float">
            <text:p>6.570923</text:p>
          </table:table-cell>
          <table:table-cell/>
          <table:table-cell table:formula="of:=[.H66]/[.B66]" office:value-type="float" office:value="0.999999798613707" calcext:value-type="float">
            <text:p>0.9999997986</text:p>
          </table:table-cell>
          <table:table-cell table:formula="of:=[.I66]/[.C66]" office:value-type="float" office:value="1.00000045655707" calcext:value-type="float">
            <text:p>1.0000004566</text:p>
          </table:table-cell>
        </table:table-row>
        <table:table-row table:style-name="ro1">
          <table:table-cell office:value-type="string" calcext:value-type="string">
            <text:p>L6_MC-&gt;L23_PC</text:p>
          </table:table-cell>
          <table:table-cell office:value-type="float" office:value="0.795348" calcext:value-type="float">
            <text:p>0.795348</text:p>
          </table:table-cell>
          <table:table-cell office:value-type="float" office:value="6.45557" calcext:value-type="float">
            <text:p>6.45557</text:p>
          </table:table-cell>
          <table:table-cell office:value-type="float" office:value="1.61389" calcext:value-type="float">
            <text:p>1.61389</text:p>
          </table:table-cell>
          <table:table-cell office:value-type="float" office:value="0.0770132" calcext:value-type="float">
            <text:p>0.0770132</text:p>
          </table:table-cell>
          <table:table-cell/>
          <table:table-cell office:value-type="string" calcext:value-type="string">
            <text:p>L6_MC&gt;L23_PC</text:p>
          </table:table-cell>
          <table:table-cell office:value-type="float" office:value="0.79534817" calcext:value-type="float">
            <text:p>0.79534817</text:p>
          </table:table-cell>
          <table:table-cell office:value-type="float" office:value="6.4555664" calcext:value-type="float">
            <text:p>6.4555664</text:p>
          </table:table-cell>
          <table:table-cell/>
          <table:table-cell table:formula="of:=[.H67]/[.B67]" office:value-type="float" office:value="1.00000021374292" calcext:value-type="float">
            <text:p>1.0000002137</text:p>
          </table:table-cell>
          <table:table-cell table:formula="of:=[.I67]/[.C67]" office:value-type="float" office:value="0.99999944234204" calcext:value-type="float">
            <text:p>0.9999994423</text:p>
          </table:table-cell>
        </table:table-row>
        <table:table-row table:style-name="ro1">
          <table:table-cell office:value-type="string" calcext:value-type="string">
            <text:p>L6_MC-&gt;L4_MC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" calcext:value-type="float">
            <text:p>9.6936</text:p>
          </table:table-cell>
          <table:table-cell office:value-type="float" office:value="2.4234" calcext:value-type="float">
            <text:p>2.4234</text:p>
          </table:table-cell>
          <table:table-cell office:value-type="float" office:value="0.0770032" calcext:value-type="float">
            <text:p>0.0770032</text:p>
          </table:table-cell>
          <table:table-cell/>
          <table:table-cell office:value-type="string" calcext:value-type="string">
            <text:p>L6_MC&gt;L4_MC</text:p>
          </table:table-cell>
          <table:table-cell office:value-type="float" office:value="0.782785" calcext:value-type="float">
            <text:p>0.782785</text:p>
          </table:table-cell>
          <table:table-cell office:value-type="float" office:value="9.6936035" calcext:value-type="float">
            <text:p>9.6936035</text:p>
          </table:table-cell>
          <table:table-cell/>
          <table:table-cell table:formula="of:=[.H68]/[.B68]" office:value-type="float" office:value="1" calcext:value-type="float">
            <text:p>1</text:p>
          </table:table-cell>
          <table:table-cell table:formula="of:=[.I68]/[.C68]" office:value-type="float" office:value="1.00000036106297" calcext:value-type="float">
            <text:p>1.0000003611</text:p>
          </table:table-cell>
        </table:table-row>
        <table:table-row table:style-name="ro1">
          <table:table-cell office:value-type="string" calcext:value-type="string">
            <text:p>L6_MC-&gt;L4_PC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 office:value-type="float" office:value="1.54549" calcext:value-type="float">
            <text:p>1.54549</text:p>
          </table:table-cell>
          <table:table-cell office:value-type="float" office:value="0.0770183" calcext:value-type="float">
            <text:p>0.0770183</text:p>
          </table:table-cell>
          <table:table-cell/>
          <table:table-cell office:value-type="string" calcext:value-type="string">
            <text:p>L6_MC&gt;L4_PC</text:p>
          </table:table-cell>
          <table:table-cell office:value-type="float" office:value="0.797371" calcext:value-type="float">
            <text:p>0.797371</text:p>
          </table:table-cell>
          <table:table-cell office:value-type="float" office:value="6.18197" calcext:value-type="float">
            <text:p>6.18197</text:p>
          </table:table-cell>
          <table:table-cell/>
          <table:table-cell table:formula="of:=[.H69]/[.B69]" office:value-type="float" office:value="1" calcext:value-type="float">
            <text:p>1</text:p>
          </table:table-cell>
          <table:table-cell table:formula="of:=[.I69]/[.C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-&gt;L5_MC</text:p>
          </table:table-cell>
          <table:table-cell office:value-type="float" office:value="0.779183" calcext:value-type="float">
            <text:p>0.779183</text:p>
          </table:table-cell>
          <table:table-cell office:value-type="float" office:value="12.2681" calcext:value-type="float">
            <text:p>12.2681</text:p>
          </table:table-cell>
          <table:table-cell office:value-type="float" office:value="3.06702" calcext:value-type="float">
            <text:p>3.06702</text:p>
          </table:table-cell>
          <table:table-cell office:value-type="float" office:value="0.077012" calcext:value-type="float">
            <text:p>0.077012</text:p>
          </table:table-cell>
          <table:table-cell/>
          <table:table-cell office:value-type="string" calcext:value-type="string">
            <text:p>L6_MC&gt;L5_MC</text:p>
          </table:table-cell>
          <table:table-cell office:value-type="float" office:value="0.77918273" calcext:value-type="float">
            <text:p>0.77918273</text:p>
          </table:table-cell>
          <table:table-cell office:value-type="float" office:value="12.268066" calcext:value-type="float">
            <text:p>12.268066</text:p>
          </table:table-cell>
          <table:table-cell/>
          <table:table-cell table:formula="of:=[.H70]/[.B70]" office:value-type="float" office:value="0.9999996534832" calcext:value-type="float">
            <text:p>0.9999996535</text:p>
          </table:table-cell>
          <table:table-cell table:formula="of:=[.I70]/[.C70]" office:value-type="float" office:value="0.999997228584703" calcext:value-type="float">
            <text:p>0.9999972286</text:p>
          </table:table-cell>
        </table:table-row>
        <table:table-row table:style-name="ro1">
          <table:table-cell office:value-type="string" calcext:value-type="string">
            <text:p>L6_MC-&gt;L5_TTPC1</text:p>
          </table:table-cell>
          <table:table-cell office:value-type="float" office:value="0.775767" calcext:value-type="float">
            <text:p>0.775767</text:p>
          </table:table-cell>
          <table:table-cell office:value-type="float" office:value="18.8584" calcext:value-type="float">
            <text:p>18.8584</text:p>
          </table:table-cell>
          <table:table-cell office:value-type="float" office:value="4.7146" calcext:value-type="float">
            <text:p>4.7146</text:p>
          </table:table-cell>
          <table:table-cell office:value-type="float" office:value="0.0770022" calcext:value-type="float">
            <text:p>0.0770022</text:p>
          </table:table-cell>
          <table:table-cell/>
          <table:table-cell office:value-type="string" calcext:value-type="string">
            <text:p>L6_MC&gt;L5_TTPC1</text:p>
          </table:table-cell>
          <table:table-cell office:value-type="float" office:value="0.7757672" calcext:value-type="float">
            <text:p>0.7757672</text:p>
          </table:table-cell>
          <table:table-cell office:value-type="float" office:value="18.858398" calcext:value-type="float">
            <text:p>18.858398</text:p>
          </table:table-cell>
          <table:table-cell/>
          <table:table-cell table:formula="of:=[.H71]/[.B71]" office:value-type="float" office:value="1.00000025780937" calcext:value-type="float">
            <text:p>1.0000002578</text:p>
          </table:table-cell>
          <table:table-cell table:formula="of:=[.I71]/[.C71]" office:value-type="float" office:value="0.999999893946464" calcext:value-type="float">
            <text:p>0.9999998939</text:p>
          </table:table-cell>
        </table:table-row>
        <table:table-row table:style-name="ro1">
          <table:table-cell office:value-type="string" calcext:value-type="string">
            <text:p>L6_MC-&gt;L6_MC</text:p>
          </table:table-cell>
          <table:table-cell office:value-type="float" office:value="0.777372" calcext:value-type="float">
            <text:p>0.777372</text:p>
          </table:table-cell>
          <table:table-cell office:value-type="float" office:value="14.7173" calcext:value-type="float">
            <text:p>14.7173</text:p>
          </table:table-cell>
          <table:table-cell office:value-type="float" office:value="3.67932" calcext:value-type="float">
            <text:p>3.67932</text:p>
          </table:table-cell>
          <table:table-cell office:value-type="float" office:value="0.0770049" calcext:value-type="float">
            <text:p>0.0770049</text:p>
          </table:table-cell>
          <table:table-cell/>
          <table:table-cell office:value-type="string" calcext:value-type="string">
            <text:p>L6_MC&gt;L6_MC</text:p>
          </table:table-cell>
          <table:table-cell office:value-type="float" office:value="0.77737176" calcext:value-type="float">
            <text:p>0.77737176</text:p>
          </table:table-cell>
          <table:table-cell office:value-type="float" office:value="14.717285" calcext:value-type="float">
            <text:p>14.717285</text:p>
          </table:table-cell>
          <table:table-cell/>
          <table:table-cell table:formula="of:=[.H72]/[.B72]" office:value-type="float" office:value="0.999999691267501" calcext:value-type="float">
            <text:p>0.9999996913</text:p>
          </table:table-cell>
          <table:table-cell table:formula="of:=[.I72]/[.C72]" office:value-type="float" office:value="0.999998980791314" calcext:value-type="float">
            <text:p>0.9999989808</text:p>
          </table:table-cell>
        </table:table-row>
        <table:table-row table:style-name="ro1">
          <table:table-cell office:value-type="string" calcext:value-type="string">
            <text:p>L6_MC-&gt;L6_TPC_L1</text:p>
          </table:table-cell>
          <table:table-cell office:value-type="float" office:value="0.775786" calcext:value-type="float">
            <text:p>0.775786</text:p>
          </table:table-cell>
          <table:table-cell office:value-type="float" office:value="18.9111" calcext:value-type="float">
            <text:p>18.9111</text:p>
          </table:table-cell>
          <table:table-cell office:value-type="float" office:value="4.72778" calcext:value-type="float">
            <text:p>4.72778</text:p>
          </table:table-cell>
          <table:table-cell office:value-type="float" office:value="0.0770155" calcext:value-type="float">
            <text:p>0.0770155</text:p>
          </table:table-cell>
          <table:table-cell/>
          <table:table-cell office:value-type="string" calcext:value-type="string">
            <text:p>L6_MC&gt;L6_TPC_L1</text:p>
          </table:table-cell>
          <table:table-cell office:value-type="float" office:value="0.7757859" calcext:value-type="float">
            <text:p>0.7757859</text:p>
          </table:table-cell>
          <table:table-cell office:value-type="float" office:value="18.911133" calcext:value-type="float">
            <text:p>18.911133</text:p>
          </table:table-cell>
          <table:table-cell/>
          <table:table-cell table:formula="of:=[.H73]/[.B73]" office:value-type="float" office:value="0.999999871098473" calcext:value-type="float">
            <text:p>0.9999998711</text:p>
          </table:table-cell>
          <table:table-cell table:formula="of:=[.I73]/[.C73]" office:value-type="float" office:value="1.0000017450069" calcext:value-type="float">
            <text:p>1.000001745</text:p>
          </table:table-cell>
        </table:table-row>
        <table:table-row table:style-name="ro1">
          <table:table-cell office:value-type="string" calcext:value-type="string">
            <text:p>L6_TPC_L1-&gt;L1_SLA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74]/[.B74]" office:value-type="float" office:value="-0" calcext:value-type="float">
            <text:p>0</text:p>
          </table:table-cell>
          <table:table-cell table:formula="of:=[.I74]/[.C7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6_TPC_L1-&gt;L23_MC</text:p>
          </table:table-cell>
          <table:table-cell office:value-type="float" office:value="1" calcext:value-type="float">
            <text:p>1</text:p>
          </table:table-cell>
          <table:table-cell office:value-type="float" office:value="1.99747" calcext:value-type="float">
            <text:p>1.99747</text:p>
          </table:table-cell>
          <table:table-cell office:value-type="float" office:value="0.499367" calcext:value-type="float">
            <text:p>0.499367</text:p>
          </table:table-cell>
          <table:table-cell office:value-type="float" office:value="0.150573" calcext:value-type="float">
            <text:p>0.150573</text:p>
          </table:table-cell>
          <table:table-cell/>
          <table:table-cell office:value-type="string" calcext:value-type="string">
            <text:p>L6_TPC_L1&gt;L23_MC</text:p>
          </table:table-cell>
          <table:table-cell office:value-type="float" office:value="1" calcext:value-type="float">
            <text:p>1</text:p>
          </table:table-cell>
          <table:table-cell office:value-type="float" office:value="1.63089" calcext:value-type="float">
            <text:p>1.63089</text:p>
          </table:table-cell>
          <table:table-cell/>
          <table:table-cell table:formula="of:=[.H75]/[.B75]" office:value-type="float" office:value="1" calcext:value-type="float">
            <text:p>1</text:p>
          </table:table-cell>
          <table:table-cell table:formula="of:=[.I75]/[.C75]" office:value-type="float" office:value="0.816477844473259" calcext:value-type="float">
            <text:p>0.8164778445</text:p>
          </table:table-cell>
        </table:table-row>
        <table:table-row table:style-name="ro1">
          <table:table-cell office:value-type="string" calcext:value-type="string">
            <text:p>L6_TPC_L1-&gt;L23_PC</text:p>
          </table:table-cell>
          <table:table-cell office:value-type="float" office:value="1" calcext:value-type="float">
            <text:p>1</text:p>
          </table:table-cell>
          <table:table-cell office:value-type="float" office:value="1.99718" calcext:value-type="float">
            <text:p>1.99718</text:p>
          </table:table-cell>
          <table:table-cell office:value-type="float" office:value="0.499295" calcext:value-type="float">
            <text:p>0.499295</text:p>
          </table:table-cell>
          <table:table-cell office:value-type="float" office:value="0.150269" calcext:value-type="float">
            <text:p>0.150269</text:p>
          </table:table-cell>
          <table:table-cell/>
          <table:table-cell office:value-type="string" calcext:value-type="string">
            <text:p>L6_TPC_L1&gt;L23_PC</text:p>
          </table:table-cell>
          <table:table-cell office:value-type="float" office:value="1" calcext:value-type="float">
            <text:p>1</text:p>
          </table:table-cell>
          <table:table-cell office:value-type="float" office:value="1.6305419" calcext:value-type="float">
            <text:p>1.6305419</text:p>
          </table:table-cell>
          <table:table-cell/>
          <table:table-cell table:formula="of:=[.H76]/[.B76]" office:value-type="float" office:value="1" calcext:value-type="float">
            <text:p>1</text:p>
          </table:table-cell>
          <table:table-cell table:formula="of:=[.I76]/[.C76]" office:value-type="float" office:value="0.816422105168287" calcext:value-type="float">
            <text:p>0.8164221052</text:p>
          </table:table-cell>
        </table:table-row>
        <table:table-row table:style-name="ro1">
          <table:table-cell office:value-type="string" calcext:value-type="string">
            <text:p>L6_TPC_L1-&gt;L4_MC</text:p>
          </table:table-cell>
          <table:table-cell office:value-type="float" office:value="1" calcext:value-type="float">
            <text:p>1</text:p>
          </table:table-cell>
          <table:table-cell office:value-type="float" office:value="2.74063" calcext:value-type="float">
            <text:p>2.74063</text:p>
          </table:table-cell>
          <table:table-cell office:value-type="float" office:value="0.685158" calcext:value-type="float">
            <text:p>0.685158</text:p>
          </table:table-cell>
          <table:table-cell office:value-type="float" office:value="0.150094" calcext:value-type="float">
            <text:p>0.150094</text:p>
          </table:table-cell>
          <table:table-cell/>
          <table:table-cell office:value-type="string" calcext:value-type="string">
            <text:p>L6_TPC_L1&gt;L4_MC</text:p>
          </table:table-cell>
          <table:table-cell office:value-type="float" office:value="1" calcext:value-type="float">
            <text:p>1</text:p>
          </table:table-cell>
          <table:table-cell office:value-type="float" office:value="2.4947808" calcext:value-type="float">
            <text:p>2.4947808</text:p>
          </table:table-cell>
          <table:table-cell/>
          <table:table-cell table:formula="of:=[.H77]/[.B77]" office:value-type="float" office:value="1" calcext:value-type="float">
            <text:p>1</text:p>
          </table:table-cell>
          <table:table-cell table:formula="of:=[.I77]/[.C77]" office:value-type="float" office:value="0.910294640283439" calcext:value-type="float">
            <text:p>0.9102946403</text:p>
          </table:table-cell>
        </table:table-row>
        <table:table-row table:style-name="ro1">
          <table:table-cell office:value-type="string" calcext:value-type="string">
            <text:p>L6_TPC_L1-&gt;L4_PC</text:p>
          </table:table-cell>
          <table:table-cell office:value-type="float" office:value="1" calcext:value-type="float">
            <text:p>1</text:p>
          </table:table-cell>
          <table:table-cell office:value-type="float" office:value="2.17247" calcext:value-type="float">
            <text:p>2.17247</text:p>
          </table:table-cell>
          <table:table-cell office:value-type="float" office:value="0.543118" calcext:value-type="float">
            <text:p>0.543118</text:p>
          </table:table-cell>
          <table:table-cell office:value-type="float" office:value="0.150108" calcext:value-type="float">
            <text:p>0.150108</text:p>
          </table:table-cell>
          <table:table-cell/>
          <table:table-cell office:value-type="string" calcext:value-type="string">
            <text:p>L6_TPC_L1&gt;L4_PC</text:p>
          </table:table-cell>
          <table:table-cell office:value-type="float" office:value="1" calcext:value-type="float">
            <text:p>1</text:p>
          </table:table-cell>
          <table:table-cell office:value-type="float" office:value="1.8309203" calcext:value-type="float">
            <text:p>1.8309203</text:p>
          </table:table-cell>
          <table:table-cell/>
          <table:table-cell table:formula="of:=[.H78]/[.B78]" office:value-type="float" office:value="1" calcext:value-type="float">
            <text:p>1</text:p>
          </table:table-cell>
          <table:table-cell table:formula="of:=[.I78]/[.C78]" office:value-type="float" office:value="0.84278277720751" calcext:value-type="float">
            <text:p>0.8427827772</text:p>
          </table:table-cell>
        </table:table-row>
        <table:table-row table:style-name="ro1">
          <table:table-cell office:value-type="string" calcext:value-type="string">
            <text:p>L6_TPC_L1-&gt;L5_MC</text:p>
          </table:table-cell>
          <table:table-cell office:value-type="float" office:value="1" calcext:value-type="float">
            <text:p>1</text:p>
          </table:table-cell>
          <table:table-cell office:value-type="float" office:value="2.32029" calcext:value-type="float">
            <text:p>2.32029</text:p>
          </table:table-cell>
          <table:table-cell office:value-type="float" office:value="0.580072" calcext:value-type="float">
            <text:p>0.580072</text:p>
          </table:table-cell>
          <table:table-cell office:value-type="float" office:value="0.15012" calcext:value-type="float">
            <text:p>0.15012</text:p>
          </table:table-cell>
          <table:table-cell/>
          <table:table-cell office:value-type="string" calcext:value-type="string">
            <text:p>L6_TPC_L1&gt;L5_MC</text:p>
          </table:table-cell>
          <table:table-cell office:value-type="float" office:value="1" calcext:value-type="float">
            <text:p>1</text:p>
          </table:table-cell>
          <table:table-cell office:value-type="float" office:value="2.001805" calcext:value-type="float">
            <text:p>2.001805</text:p>
          </table:table-cell>
          <table:table-cell/>
          <table:table-cell table:formula="of:=[.H79]/[.B79]" office:value-type="float" office:value="1" calcext:value-type="float">
            <text:p>1</text:p>
          </table:table-cell>
          <table:table-cell table:formula="of:=[.I79]/[.C79]" office:value-type="float" office:value="0.862739140366075" calcext:value-type="float">
            <text:p>0.8627391404</text:p>
          </table:table-cell>
        </table:table-row>
        <table:table-row table:style-name="ro1">
          <table:table-cell office:value-type="string" calcext:value-type="string">
            <text:p>L6_TPC_L1-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2.33773" calcext:value-type="float">
            <text:p>2.33773</text:p>
          </table:table-cell>
          <table:table-cell office:value-type="float" office:value="0.584433" calcext:value-type="float">
            <text:p>0.584433</text:p>
          </table:table-cell>
          <table:table-cell office:value-type="float" office:value="0.150037" calcext:value-type="float">
            <text:p>0.150037</text:p>
          </table:table-cell>
          <table:table-cell/>
          <table:table-cell office:value-type="string" calcext:value-type="string">
            <text:p>L6_TPC_L1&gt;L5_TTPC1</text:p>
          </table:table-cell>
          <table:table-cell office:value-type="float" office:value="1" calcext:value-type="float">
            <text:p>1</text:p>
          </table:table-cell>
          <table:table-cell office:value-type="float" office:value="2.0220587" calcext:value-type="float">
            <text:p>2.0220587</text:p>
          </table:table-cell>
          <table:table-cell/>
          <table:table-cell table:formula="of:=[.H80]/[.B80]" office:value-type="float" office:value="1" calcext:value-type="float">
            <text:p>1</text:p>
          </table:table-cell>
          <table:table-cell table:formula="of:=[.I80]/[.C80]" office:value-type="float" office:value="0.864966741240434" calcext:value-type="float">
            <text:p>0.8649667412</text:p>
          </table:table-cell>
        </table:table-row>
        <table:table-row table:style-name="ro1">
          <table:table-cell office:value-type="string" calcext:value-type="string">
            <text:p>L6_TPC_L1-&gt;L6_MC</text:p>
          </table:table-cell>
          <table:table-cell office:value-type="float" office:value="1" calcext:value-type="float">
            <text:p>1</text:p>
          </table:table-cell>
          <table:table-cell office:value-type="float" office:value="5.12463" calcext:value-type="float">
            <text:p>5.12463</text:p>
          </table:table-cell>
          <table:table-cell office:value-type="float" office:value="1.28116" calcext:value-type="float">
            <text:p>1.2811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L6_TPC_L1&gt;L6_MC</text:p>
          </table:table-cell>
          <table:table-cell office:value-type="float" office:value="1" calcext:value-type="float">
            <text:p>1</text:p>
          </table:table-cell>
          <table:table-cell office:value-type="float" office:value="4.3677907" calcext:value-type="float">
            <text:p>4.3677907</text:p>
          </table:table-cell>
          <table:table-cell/>
          <table:table-cell table:formula="of:=[.H81]/[.B81]" office:value-type="float" office:value="1" calcext:value-type="float">
            <text:p>1</text:p>
          </table:table-cell>
          <table:table-cell table:formula="of:=[.I81]/[.C81]" office:value-type="float" office:value="0.852313376770616" calcext:value-type="float">
            <text:p>0.8523133768</text:p>
          </table:table-cell>
        </table:table-row>
        <table:table-row table:style-name="ro1">
          <table:table-cell office:value-type="string" calcext:value-type="string">
            <text:p>L6_TPC_L1-&gt;L6_TPC_L1</text:p>
          </table:table-cell>
          <table:table-cell office:value-type="float" office:value="1" calcext:value-type="float">
            <text:p>1</text:p>
          </table:table-cell>
          <table:table-cell office:value-type="float" office:value="5.9666" calcext:value-type="float">
            <text:p>5.9666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0.150002" calcext:value-type="float">
            <text:p>0.150002</text:p>
          </table:table-cell>
          <table:table-cell/>
          <table:table-cell office:value-type="string" calcext:value-type="string">
            <text:p>L6_TPC_L1&gt;L6_TPC_L1</text:p>
          </table:table-cell>
          <table:table-cell office:value-type="float" office:value="1" calcext:value-type="float">
            <text:p>1</text:p>
          </table:table-cell>
          <table:table-cell office:value-type="float" office:value="5.3940945" calcext:value-type="float">
            <text:p>5.3940945</text:p>
          </table:table-cell>
          <table:table-cell/>
          <table:table-cell table:formula="of:=[.H82]/[.B82]" office:value-type="float" office:value="1" calcext:value-type="float">
            <text:p>1</text:p>
          </table:table-cell>
          <table:table-cell table:formula="of:=[.I82]/[.C82]" office:value-type="float" office:value="0.904048285455703" calcext:value-type="float">
            <text:p>0.9040482855</text:p>
          </table:table-cell>
        </table:table-row>
        <calcext:conditional-formats>
          <calcext:conditional-format calcext:target-range-address="pathway_params.K2:pathway_params.L82">
            <calcext:condition calcext:apply-style-name="Untitled1" calcext:value="between(0.98,1.02)" calcext:base-cell-address="pathway_params.K2"/>
          </calcext:conditional-format>
        </calcext:conditional-formats>
      </table:table>
      <table:named-expressions/>
      <table:database-ranges>
        <table:database-range table:name="__Anonymous_Sheet_DB__0" table:target-range-address="pathway_params.A1:pathway_params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/>
    </style:style>
    <style:style style:name="Untitled2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9:08:42.525113071</dc:date>
    <meta:editing-duration>PT42M20S</meta:editing-duration>
    <meta:editing-cycles>1</meta:editing-cycles>
    <meta:document-statistic meta:table-count="1" meta:cell-count="808" meta:object-count="0"/>
    <meta:generator>LibreOffice/5.0.6.2$Linux_X86_64 LibreOffice_project/00$Build-2</meta:generator>
  </office:meta>
</office:document-meta>
</file>